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6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Experiment BAGGING for ECG200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best option:</text:p>
          </table:table-cell>
          <table:table-cell office:value-type="string" calcext:value-type="string">
            <text:p>parts: 5, ngram: 2, alpha: 5,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96 elements long.</text:p>
          </table:table-cell>
          <table:table-cell table:number-columns-repeated="12"/>
          <table:table-cell office:value-type="string" calcext:value-type="string">
            <text:p>5 3 3</text:p>
          </table:table-cell>
          <table:table-cell table:number-columns-repeated="2"/>
          <table:table-cell office:value-type="string" calcext:value-type="string">
            <text:p>5 2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GING for ECG200 with params: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ts: 1, ngram: 2, alpha: 3, </text:p>
          </table:table-cell>
          <table:table-cell office:value-type="string" calcext:value-type="string">
            <text:p>parts: 1, ngram: 2, alpha: 5, </text:p>
          </table:table-cell>
          <table:table-cell office:value-type="string" calcext:value-type="string">
            <text:p>parts: 1, ngram: 2, alpha: 11, </text:p>
          </table:table-cell>
          <table:table-cell office:value-type="string" calcext:value-type="string">
            <text:p>parts: 1, ngram: 3, alpha: 3, </text:p>
          </table:table-cell>
          <table:table-cell office:value-type="string" calcext:value-type="string">
            <text:p>parts: 1, ngram: 3, alpha: 5, </text:p>
          </table:table-cell>
          <table:table-cell office:value-type="string" calcext:value-type="string">
            <text:p>parts: 1, ngram: 3, alpha: 11, </text:p>
          </table:table-cell>
          <table:table-cell office:value-type="string" calcext:value-type="string">
            <text:p>parts: 3, ngram: 2, alpha: 3, </text:p>
          </table:table-cell>
          <table:table-cell office:value-type="string" calcext:value-type="string">
            <text:p>parts: 3, ngram: 2, alpha: 11, </text:p>
          </table:table-cell>
          <table:table-cell office:value-type="string" calcext:value-type="string">
            <text:p>parts: 3, ngram: 3, alpha: 5, </text:p>
          </table:table-cell>
          <table:table-cell office:value-type="string" calcext:value-type="string">
            <text:p>parts: 3, ngram: 3, alpha: 11, </text:p>
          </table:table-cell>
          <table:table-cell office:value-type="string" calcext:value-type="string">
            <text:p>parts: 3, ngram: 2, alpha: 5, </text:p>
          </table:table-cell>
          <table:table-cell office:value-type="string" calcext:value-type="string">
            <text:p>parts: 3, ngram: 3, alpha: 3, </text:p>
          </table:table-cell>
          <table:table-cell office:value-type="string" calcext:value-type="string">
            <text:p>parts: 5, ngram: 3, alpha: 3, </text:p>
          </table:table-cell>
          <table:table-cell office:value-type="string" calcext:value-type="string">
            <text:p>parts: 5, ngram: 3, alpha: 5, </text:p>
          </table:table-cell>
          <table:table-cell office:value-type="string" calcext:value-type="string">
            <text:p>parts: 5, ngram: 2, alpha: 3, </text:p>
          </table:table-cell>
          <table:table-cell office:value-type="string" calcext:value-type="string">
            <text:p>parts: 5, ngram: 2, alpha: 5, </text:p>
          </table:table-cell>
          <table:table-cell office:value-type="string" calcext:value-type="string">
            <text:p>parts: 5, ngram: 2, alpha: 11, </text:p>
          </table:table-cell>
          <table:table-cell office:value-type="string" calcext:value-type="string">
            <text:p>parts: 5, ngram: 3, alpha: 11, </text:p>
          </table:table-cell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41667" calcext:value-type="float">
            <text:p>0.741667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6" calcext:value-type="float">
            <text:p>0.76</text:p>
          </table:table-cell>
          <table:table-cell office:value-type="float" office:value="0.726667" calcext:value-type="float">
            <text:p>0.726667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806667" calcext:value-type="float">
            <text:p>0.806667</text:p>
          </table:table-cell>
          <table:table-cell office:value-type="float" office:value="0.77" calcext:value-type="float">
            <text:p>0.77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818333" calcext:value-type="float">
            <text:p>0.818333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78333" calcext:value-type="float">
            <text:p>0.77833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1" calcext:value-type="float">
            <text:p>0.81</text:p>
          </table:table-cell>
          <table:table-cell office:value-type="float" office:value="0.801667" calcext:value-type="float">
            <text:p>0.8016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7289" calcext:value-type="float">
            <text:p>0.737289</text:p>
          </table:table-cell>
          <table:table-cell office:value-type="float" office:value="0.772674" calcext:value-type="float">
            <text:p>0.772674</text:p>
          </table:table-cell>
          <table:table-cell office:value-type="float" office:value="0.808282" calcext:value-type="float">
            <text:p>0.808282</text:p>
          </table:table-cell>
          <table:table-cell office:value-type="float" office:value="0.756956" calcext:value-type="float">
            <text:p>0.756956</text:p>
          </table:table-cell>
          <table:table-cell office:value-type="float" office:value="0.72199" calcext:value-type="float">
            <text:p>0.72199</text:p>
          </table:table-cell>
          <table:table-cell office:value-type="float" office:value="0.764785" calcext:value-type="float">
            <text:p>0.764785</text:p>
          </table:table-cell>
          <table:table-cell office:value-type="float" office:value="0.805402" calcext:value-type="float">
            <text:p>0.805402</text:p>
          </table:table-cell>
          <table:table-cell office:value-type="float" office:value="0.766951" calcext:value-type="float">
            <text:p>0.766951</text:p>
          </table:table-cell>
          <table:table-cell office:value-type="float" office:value="0.801694" calcext:value-type="float">
            <text:p>0.801694</text:p>
          </table:table-cell>
          <table:table-cell office:value-type="float" office:value="0.762777" calcext:value-type="float">
            <text:p>0.762777</text:p>
          </table:table-cell>
          <table:table-cell office:value-type="float" office:value="0.816712" calcext:value-type="float">
            <text:p>0.816712</text:p>
          </table:table-cell>
          <table:table-cell office:value-type="float" office:value="0.808463" calcext:value-type="float">
            <text:p>0.808463</text:p>
          </table:table-cell>
          <table:table-cell office:value-type="float" office:value="0.777165" calcext:value-type="float">
            <text:p>0.777165</text:p>
          </table:table-cell>
          <table:table-cell office:value-type="float" office:value="0.801476" calcext:value-type="float">
            <text:p>0.801476</text:p>
          </table:table-cell>
          <table:table-cell office:value-type="float" office:value="0.775852" calcext:value-type="float">
            <text:p>0.775852</text:p>
          </table:table-cell>
          <table:table-cell office:value-type="float" office:value="0.835438" calcext:value-type="float">
            <text:p>0.835438</text:p>
          </table:table-cell>
          <table:table-cell office:value-type="float" office:value="0.808257" calcext:value-type="float">
            <text:p>0.808257</text:p>
          </table:table-cell>
          <table:table-cell office:value-type="float" office:value="0.80021" calcext:value-type="float">
            <text:p>0.8002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41667" calcext:value-type="float">
            <text:p>0.741667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6" calcext:value-type="float">
            <text:p>0.76</text:p>
          </table:table-cell>
          <table:table-cell office:value-type="float" office:value="0.726667" calcext:value-type="float">
            <text:p>0.726667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806667" calcext:value-type="float">
            <text:p>0.806667</text:p>
          </table:table-cell>
          <table:table-cell office:value-type="float" office:value="0.77" calcext:value-type="float">
            <text:p>0.77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818333" calcext:value-type="float">
            <text:p>0.818333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78333" calcext:value-type="float">
            <text:p>0.77833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1" calcext:value-type="float">
            <text:p>0.81</text:p>
          </table:table-cell>
          <table:table-cell office:value-type="float" office:value="0.801667" calcext:value-type="float">
            <text:p>0.801667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81006" calcext:value-type="float">
            <text:p>0.581006</text:p>
          </table:table-cell>
          <table:table-cell office:value-type="float" office:value="0.644706" calcext:value-type="float">
            <text:p>0.644706</text:p>
          </table:table-cell>
          <table:table-cell office:value-type="float" office:value="0.659819" calcext:value-type="float">
            <text:p>0.659819</text:p>
          </table:table-cell>
          <table:table-cell office:value-type="float" office:value="0.622336" calcext:value-type="float">
            <text:p>0.622336</text:p>
          </table:table-cell>
          <table:table-cell office:value-type="float" office:value="0.543823" calcext:value-type="float">
            <text:p>0.543823</text:p>
          </table:table-cell>
          <table:table-cell office:value-type="float" office:value="0.553998" calcext:value-type="float">
            <text:p>0.553998</text:p>
          </table:table-cell>
          <table:table-cell office:value-type="float" office:value="0.739662" calcext:value-type="float">
            <text:p>0.739662</text:p>
          </table:table-cell>
          <table:table-cell office:value-type="float" office:value="0.657" calcext:value-type="float">
            <text:p>0.657</text:p>
          </table:table-cell>
          <table:table-cell office:value-type="float" office:value="0.718232" calcext:value-type="float">
            <text:p>0.718232</text:p>
          </table:table-cell>
          <table:table-cell office:value-type="float" office:value="0.599327" calcext:value-type="float">
            <text:p>0.599327</text:p>
          </table:table-cell>
          <table:table-cell office:value-type="float" office:value="0.74307" calcext:value-type="float">
            <text:p>0.74307</text:p>
          </table:table-cell>
          <table:table-cell office:value-type="float" office:value="0.711715" calcext:value-type="float">
            <text:p>0.711715</text:p>
          </table:table-cell>
          <table:table-cell office:value-type="float" office:value="0.684258" calcext:value-type="float">
            <text:p>0.684258</text:p>
          </table:table-cell>
          <table:table-cell office:value-type="float" office:value="0.713294" calcext:value-type="float">
            <text:p>0.713294</text:p>
          </table:table-cell>
          <table:table-cell office:value-type="float" office:value="0.683418" calcext:value-type="float">
            <text:p>0.68341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14184" calcext:value-type="float">
            <text:p>0.714184</text:p>
          </table:table-cell>
          <table:table-cell office:value-type="float" office:value="0.697641" calcext:value-type="float">
            <text:p>0.69764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5643" calcext:value-type="float">
            <text:p>0.65643</text:p>
          </table:table-cell>
          <table:table-cell office:value-type="float" office:value="0.7068" calcext:value-type="float">
            <text:p>0.7068</text:p>
          </table:table-cell>
          <table:table-cell office:value-type="float" office:value="0.72879" calcext:value-type="float">
            <text:p>0.72879</text:p>
          </table:table-cell>
          <table:table-cell office:value-type="float" office:value="0.687723" calcext:value-type="float">
            <text:p>0.687723</text:p>
          </table:table-cell>
          <table:table-cell office:value-type="float" office:value="0.62853" calcext:value-type="float">
            <text:p>0.62853</text:p>
          </table:table-cell>
          <table:table-cell office:value-type="float" office:value="0.647372" calcext:value-type="float">
            <text:p>0.647372</text:p>
          </table:table-cell>
          <table:table-cell office:value-type="float" office:value="0.772403" calcext:value-type="float">
            <text:p>0.772403</text:p>
          </table:table-cell>
          <table:table-cell office:value-type="float" office:value="0.711189" calcext:value-type="float">
            <text:p>0.711189</text:p>
          </table:table-cell>
          <table:table-cell office:value-type="float" office:value="0.759532" calcext:value-type="float">
            <text:p>0.759532</text:p>
          </table:table-cell>
          <table:table-cell office:value-type="float" office:value="0.676375" calcext:value-type="float">
            <text:p>0.676375</text:p>
          </table:table-cell>
          <table:table-cell office:value-type="float" office:value="0.779786" calcext:value-type="float">
            <text:p>0.779786</text:p>
          </table:table-cell>
          <table:table-cell office:value-type="float" office:value="0.759241" calcext:value-type="float">
            <text:p>0.759241</text:p>
          </table:table-cell>
          <table:table-cell office:value-type="float" office:value="0.730555" calcext:value-type="float">
            <text:p>0.730555</text:p>
          </table:table-cell>
          <table:table-cell office:value-type="float" office:value="0.756963" calcext:value-type="float">
            <text:p>0.756963</text:p>
          </table:table-cell>
          <table:table-cell office:value-type="float" office:value="0.729294" calcext:value-type="float">
            <text:p>0.729294</text:p>
          </table:table-cell>
          <table:table-cell office:value-type="float" office:value="0.79726" calcext:value-type="float">
            <text:p>0.79726</text:p>
          </table:table-cell>
          <table:table-cell office:value-type="float" office:value="0.760574" calcext:value-type="float">
            <text:p>0.760574</text:p>
          </table:table-cell>
          <table:table-cell office:value-type="float" office:value="0.747778" calcext:value-type="float">
            <text:p>0.747778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41667" calcext:value-type="float">
            <text:p>0.741667</text:p>
          </table:table-cell>
          <table:table-cell office:value-type="float" office:value="0.775" calcext:value-type="float">
            <text:p>0.7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6" calcext:value-type="float">
            <text:p>0.76</text:p>
          </table:table-cell>
          <table:table-cell office:value-type="float" office:value="0.726667" calcext:value-type="float">
            <text:p>0.726667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806667" calcext:value-type="float">
            <text:p>0.806667</text:p>
          </table:table-cell>
          <table:table-cell office:value-type="float" office:value="0.77" calcext:value-type="float">
            <text:p>0.77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63333" calcext:value-type="float">
            <text:p>0.763333</text:p>
          </table:table-cell>
          <table:table-cell office:value-type="float" office:value="0.818333" calcext:value-type="float">
            <text:p>0.818333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778333" calcext:value-type="float">
            <text:p>0.778333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1" calcext:value-type="float">
            <text:p>0.81</text:p>
          </table:table-cell>
          <table:table-cell office:value-type="float" office:value="0.801667" calcext:value-type="float">
            <text:p>0.80166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857S</text:p>
          </table:table-cell>
          <table:table-cell table:formula="of:=MAX([.B9:.B14])" office:value-type="float" office:value="0.741667" calcext:value-type="float">
            <text:p>0.741667</text:p>
          </table:table-cell>
          <table:table-cell table:formula="of:=MAX([.C9:.C14])" office:value-type="float" office:value="0.775" calcext:value-type="float">
            <text:p>0.775</text:p>
          </table:table-cell>
          <table:table-cell table:formula="of:=MAX([.D9:.D14])" office:value-type="float" office:value="0.808282" calcext:value-type="float">
            <text:p>0.808282</text:p>
          </table:table-cell>
          <table:table-cell table:formula="of:=MAX([.E9:.E14])" office:value-type="float" office:value="0.76" calcext:value-type="float">
            <text:p>0.76</text:p>
          </table:table-cell>
          <table:table-cell table:formula="of:=MAX([.F9:.F14])" office:value-type="float" office:value="0.726667" calcext:value-type="float">
            <text:p>0.726667</text:p>
          </table:table-cell>
          <table:table-cell table:formula="of:=MAX([.G9:.G14])" office:value-type="float" office:value="0.764785" calcext:value-type="float">
            <text:p>0.764785</text:p>
          </table:table-cell>
          <table:table-cell table:formula="of:=MAX([.H9:.H14])" office:value-type="float" office:value="0.806667" calcext:value-type="float">
            <text:p>0.806667</text:p>
          </table:table-cell>
          <table:table-cell table:formula="of:=MAX([.I9:.I14])" office:value-type="float" office:value="0.77" calcext:value-type="float">
            <text:p>0.77</text:p>
          </table:table-cell>
          <table:table-cell table:formula="of:=MAX([.J9:.J14])" office:value-type="float" office:value="0.803333" calcext:value-type="float">
            <text:p>0.803333</text:p>
          </table:table-cell>
          <table:table-cell table:formula="of:=MAX([.K9:.K14])" office:value-type="float" office:value="0.763333" calcext:value-type="float">
            <text:p>0.763333</text:p>
          </table:table-cell>
          <table:table-cell table:formula="of:=MAX([.L9:.L14])" office:value-type="float" office:value="0.818333" calcext:value-type="float">
            <text:p>0.818333</text:p>
          </table:table-cell>
          <table:table-cell table:formula="of:=MAX([.M9:.M14])" office:value-type="float" office:value="0.81" calcext:value-type="float">
            <text:p>0.81</text:p>
          </table:table-cell>
          <table:table-cell table:formula="of:=MAX([.N9:.N14])" office:value-type="float" office:value="0.78" calcext:value-type="float">
            <text:p>0.78</text:p>
          </table:table-cell>
          <table:table-cell table:formula="of:=MAX([.O9:.O14])" office:value-type="float" office:value="0.803333" calcext:value-type="float">
            <text:p>0.803333</text:p>
          </table:table-cell>
          <table:table-cell table:formula="of:=MAX([.P9:.P14])" office:value-type="float" office:value="0.778333" calcext:value-type="float">
            <text:p>0.778333</text:p>
          </table:table-cell>
          <table:table-cell table:formula="of:=MAX([.Q9:.Q14])" office:value-type="float" office:value="0.836667" calcext:value-type="float">
            <text:p>0.836667</text:p>
          </table:table-cell>
          <table:table-cell table:formula="of:=MAX([.R9:.R14])" office:value-type="float" office:value="0.81" calcext:value-type="float">
            <text:p>0.81</text:p>
          </table:table-cell>
          <table:table-cell table:formula="of:=MAX([.S9:.S14])" office:value-type="float" office:value="0.801667" calcext:value-type="float">
            <text:p>0.801667</text:p>
          </table:table-cell>
        </table:table-row>
        <table:table-row table:style-name="ro1">
          <table:table-cell/>
          <table:table-cell table:formula="of:=LOOKUP(MAX([.B16:.S16]);[.B16:.S16];[.$B$8:.$S$8])" office:value-type="string" office:string-value="parts: 5, ngram: 2, alpha: 5, " calcext:value-type="string">
            <text:p>parts: 5, ngram: 2, alpha: 5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ECGFIVEDAY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136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ECGFIVEDAY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06561" calcext:value-type="float">
            <text:p>0.806561</text:p>
          </table:table-cell>
          <table:table-cell office:value-type="float" office:value="0.865008" calcext:value-type="float">
            <text:p>0.865008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00452" calcext:value-type="float">
            <text:p>0.900452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0.859729" calcext:value-type="float">
            <text:p>0.859729</text:p>
          </table:table-cell>
          <table:table-cell office:value-type="float" office:value="0.918552" calcext:value-type="float">
            <text:p>0.918552</text:p>
          </table:table-cell>
          <table:table-cell office:value-type="float" office:value="0.917421" calcext:value-type="float">
            <text:p>0.917421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03846" calcext:value-type="float">
            <text:p>0.903846</text:p>
          </table:table-cell>
          <table:table-cell office:value-type="float" office:value="0.89819" calcext:value-type="float">
            <text:p>0.89819</text:p>
          </table:table-cell>
          <table:table-cell office:value-type="float" office:value="0.963801" calcext:value-type="float">
            <text:p>0.963801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0.960784" calcext:value-type="float">
            <text:p>0.960784</text:p>
          </table:table-cell>
          <table:table-cell office:value-type="float" office:value="0.975113" calcext:value-type="float">
            <text:p>0.975113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15151" calcext:value-type="float">
            <text:p>0.815151</text:p>
          </table:table-cell>
          <table:table-cell office:value-type="float" office:value="0.86664" calcext:value-type="float">
            <text:p>0.86664</text:p>
          </table:table-cell>
          <table:table-cell office:value-type="float" office:value="0.899345" calcext:value-type="float">
            <text:p>0.899345</text:p>
          </table:table-cell>
          <table:table-cell office:value-type="float" office:value="0.826141" calcext:value-type="float">
            <text:p>0.826141</text:p>
          </table:table-cell>
          <table:table-cell office:value-type="float" office:value="0.900524" calcext:value-type="float">
            <text:p>0.900524</text:p>
          </table:table-cell>
          <table:table-cell office:value-type="float" office:value="0.916674" calcext:value-type="float">
            <text:p>0.916674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918982" calcext:value-type="float">
            <text:p>0.918982</text:p>
          </table:table-cell>
          <table:table-cell office:value-type="float" office:value="0.917611" calcext:value-type="float">
            <text:p>0.917611</text:p>
          </table:table-cell>
          <table:table-cell office:value-type="float" office:value="0.928924" calcext:value-type="float">
            <text:p>0.928924</text:p>
          </table:table-cell>
          <table:table-cell office:value-type="float" office:value="0.904936" calcext:value-type="float">
            <text:p>0.904936</text:p>
          </table:table-cell>
          <table:table-cell office:value-type="float" office:value="0.900774" calcext:value-type="float">
            <text:p>0.900774</text:p>
          </table:table-cell>
          <table:table-cell office:value-type="float" office:value="0.963855" calcext:value-type="float">
            <text:p>0.963855</text:p>
          </table:table-cell>
          <table:table-cell office:value-type="float" office:value="0.970603" calcext:value-type="float">
            <text:p>0.970603</text:p>
          </table:table-cell>
          <table:table-cell office:value-type="float" office:value="0.960888" calcext:value-type="float">
            <text:p>0.960888</text:p>
          </table:table-cell>
          <table:table-cell office:value-type="float" office:value="0.975119" calcext:value-type="float">
            <text:p>0.975119</text:p>
          </table:table-cell>
          <table:table-cell office:value-type="float" office:value="0.930595" calcext:value-type="float">
            <text:p>0.930595</text:p>
          </table:table-cell>
          <table:table-cell office:value-type="float" office:value="0.931398" calcext:value-type="float">
            <text:p>0.93139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06561" calcext:value-type="float">
            <text:p>0.806561</text:p>
          </table:table-cell>
          <table:table-cell office:value-type="float" office:value="0.865008" calcext:value-type="float">
            <text:p>0.865008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00452" calcext:value-type="float">
            <text:p>0.900452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0.859729" calcext:value-type="float">
            <text:p>0.859729</text:p>
          </table:table-cell>
          <table:table-cell office:value-type="float" office:value="0.918552" calcext:value-type="float">
            <text:p>0.918552</text:p>
          </table:table-cell>
          <table:table-cell office:value-type="float" office:value="0.917421" calcext:value-type="float">
            <text:p>0.917421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03846" calcext:value-type="float">
            <text:p>0.903846</text:p>
          </table:table-cell>
          <table:table-cell office:value-type="float" office:value="0.89819" calcext:value-type="float">
            <text:p>0.89819</text:p>
          </table:table-cell>
          <table:table-cell office:value-type="float" office:value="0.963801" calcext:value-type="float">
            <text:p>0.963801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0.960784" calcext:value-type="float">
            <text:p>0.960784</text:p>
          </table:table-cell>
          <table:table-cell office:value-type="float" office:value="0.975113" calcext:value-type="float">
            <text:p>0.975113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06561" calcext:value-type="float">
            <text:p>0.806561</text:p>
          </table:table-cell>
          <table:table-cell office:value-type="float" office:value="0.865008" calcext:value-type="float">
            <text:p>0.865008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00452" calcext:value-type="float">
            <text:p>0.900452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0.859729" calcext:value-type="float">
            <text:p>0.859729</text:p>
          </table:table-cell>
          <table:table-cell office:value-type="float" office:value="0.918552" calcext:value-type="float">
            <text:p>0.918552</text:p>
          </table:table-cell>
          <table:table-cell office:value-type="float" office:value="0.917421" calcext:value-type="float">
            <text:p>0.917421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03846" calcext:value-type="float">
            <text:p>0.903846</text:p>
          </table:table-cell>
          <table:table-cell office:value-type="float" office:value="0.89819" calcext:value-type="float">
            <text:p>0.89819</text:p>
          </table:table-cell>
          <table:table-cell office:value-type="float" office:value="0.963801" calcext:value-type="float">
            <text:p>0.963801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0.960784" calcext:value-type="float">
            <text:p>0.960784</text:p>
          </table:table-cell>
          <table:table-cell office:value-type="float" office:value="0.975113" calcext:value-type="float">
            <text:p>0.975113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06561" calcext:value-type="float">
            <text:p>0.806561</text:p>
          </table:table-cell>
          <table:table-cell office:value-type="float" office:value="0.865008" calcext:value-type="float">
            <text:p>0.865008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00452" calcext:value-type="float">
            <text:p>0.900452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0.859729" calcext:value-type="float">
            <text:p>0.859729</text:p>
          </table:table-cell>
          <table:table-cell office:value-type="float" office:value="0.918552" calcext:value-type="float">
            <text:p>0.918552</text:p>
          </table:table-cell>
          <table:table-cell office:value-type="float" office:value="0.917421" calcext:value-type="float">
            <text:p>0.917421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03846" calcext:value-type="float">
            <text:p>0.903846</text:p>
          </table:table-cell>
          <table:table-cell office:value-type="float" office:value="0.89819" calcext:value-type="float">
            <text:p>0.89819</text:p>
          </table:table-cell>
          <table:table-cell office:value-type="float" office:value="0.963801" calcext:value-type="float">
            <text:p>0.963801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0.960784" calcext:value-type="float">
            <text:p>0.960784</text:p>
          </table:table-cell>
          <table:table-cell office:value-type="float" office:value="0.975113" calcext:value-type="float">
            <text:p>0.975113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06561" calcext:value-type="float">
            <text:p>0.806561</text:p>
          </table:table-cell>
          <table:table-cell office:value-type="float" office:value="0.865008" calcext:value-type="float">
            <text:p>0.865008</text:p>
          </table:table-cell>
          <table:table-cell office:value-type="float" office:value="0.899321" calcext:value-type="float">
            <text:p>0.89932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00452" calcext:value-type="float">
            <text:p>0.900452</text:p>
          </table:table-cell>
          <table:table-cell office:value-type="float" office:value="0.91629" calcext:value-type="float">
            <text:p>0.91629</text:p>
          </table:table-cell>
          <table:table-cell office:value-type="float" office:value="0.859729" calcext:value-type="float">
            <text:p>0.859729</text:p>
          </table:table-cell>
          <table:table-cell office:value-type="float" office:value="0.918552" calcext:value-type="float">
            <text:p>0.918552</text:p>
          </table:table-cell>
          <table:table-cell office:value-type="float" office:value="0.917421" calcext:value-type="float">
            <text:p>0.917421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03846" calcext:value-type="float">
            <text:p>0.903846</text:p>
          </table:table-cell>
          <table:table-cell office:value-type="float" office:value="0.89819" calcext:value-type="float">
            <text:p>0.89819</text:p>
          </table:table-cell>
          <table:table-cell office:value-type="float" office:value="0.963801" calcext:value-type="float">
            <text:p>0.963801</text:p>
          </table:table-cell>
          <table:table-cell office:value-type="float" office:value="0.970588" calcext:value-type="float">
            <text:p>0.970588</text:p>
          </table:table-cell>
          <table:table-cell office:value-type="float" office:value="0.960784" calcext:value-type="float">
            <text:p>0.960784</text:p>
          </table:table-cell>
          <table:table-cell office:value-type="float" office:value="0.975113" calcext:value-type="float">
            <text:p>0.975113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930241" calcext:value-type="float">
            <text:p>0.93024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.317S</text:p>
          </table:table-cell>
          <table:table-cell table:formula="of:=MAX([.B27:.B32])" office:value-type="float" office:value="0.815151" calcext:value-type="float">
            <text:p>0.815151</text:p>
          </table:table-cell>
          <table:table-cell table:formula="of:=MAX([.C27:.C32])" office:value-type="float" office:value="0.86664" calcext:value-type="float">
            <text:p>0.86664</text:p>
          </table:table-cell>
          <table:table-cell table:formula="of:=MAX([.D27:.D32])" office:value-type="float" office:value="0.899345" calcext:value-type="float">
            <text:p>0.899345</text:p>
          </table:table-cell>
          <table:table-cell table:formula="of:=MAX([.E27:.E32])" office:value-type="float" office:value="0.826141" calcext:value-type="float">
            <text:p>0.826141</text:p>
          </table:table-cell>
          <table:table-cell table:formula="of:=MAX([.F27:.F32])" office:value-type="float" office:value="0.900524" calcext:value-type="float">
            <text:p>0.900524</text:p>
          </table:table-cell>
          <table:table-cell table:formula="of:=MAX([.G27:.G32])" office:value-type="float" office:value="0.916674" calcext:value-type="float">
            <text:p>0.916674</text:p>
          </table:table-cell>
          <table:table-cell table:formula="of:=MAX([.H27:.H32])" office:value-type="float" office:value="0.8649" calcext:value-type="float">
            <text:p>0.8649</text:p>
          </table:table-cell>
          <table:table-cell table:formula="of:=MAX([.I27:.I32])" office:value-type="float" office:value="0.918982" calcext:value-type="float">
            <text:p>0.918982</text:p>
          </table:table-cell>
          <table:table-cell table:formula="of:=MAX([.J27:.J32])" office:value-type="float" office:value="0.917611" calcext:value-type="float">
            <text:p>0.917611</text:p>
          </table:table-cell>
          <table:table-cell table:formula="of:=MAX([.K27:.K32])" office:value-type="float" office:value="0.928924" calcext:value-type="float">
            <text:p>0.928924</text:p>
          </table:table-cell>
          <table:table-cell table:formula="of:=MAX([.L27:.L32])" office:value-type="float" office:value="0.904936" calcext:value-type="float">
            <text:p>0.904936</text:p>
          </table:table-cell>
          <table:table-cell table:formula="of:=MAX([.M27:.M32])" office:value-type="float" office:value="0.900774" calcext:value-type="float">
            <text:p>0.900774</text:p>
          </table:table-cell>
          <table:table-cell table:formula="of:=MAX([.N27:.N32])" office:value-type="float" office:value="0.963855" calcext:value-type="float">
            <text:p>0.963855</text:p>
          </table:table-cell>
          <table:table-cell table:formula="of:=MAX([.O27:.O32])" office:value-type="float" office:value="0.970603" calcext:value-type="float">
            <text:p>0.970603</text:p>
          </table:table-cell>
          <table:table-cell table:formula="of:=MAX([.P27:.P32])" office:value-type="float" office:value="0.960888" calcext:value-type="float">
            <text:p>0.960888</text:p>
          </table:table-cell>
          <table:table-cell table:formula="of:=MAX([.Q27:.Q32])" office:value-type="float" office:value="0.975119" calcext:value-type="float">
            <text:p>0.975119</text:p>
          </table:table-cell>
          <table:table-cell table:formula="of:=MAX([.R27:.R32])" office:value-type="float" office:value="0.930595" calcext:value-type="float">
            <text:p>0.930595</text:p>
          </table:table-cell>
          <table:table-cell table:formula="of:=MAX([.S27:.S32])" office:value-type="float" office:value="0.931398" calcext:value-type="float">
            <text:p>0.931398</text:p>
          </table:table-cell>
        </table:table-row>
        <table:table-row table:style-name="ro1">
          <table:table-cell/>
          <table:table-cell table:formula="of:=LOOKUP(MAX([.B34:.S34]);[.B34:.S34];[.$B$8:.$S$8])" office:value-type="string" office:string-value="parts: 5, ngram: 2, alpha: 5, " calcext:value-type="string">
            <text:p>parts: 5, ngram: 2, alpha: 5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TWOLEADECG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82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TWOLEADECG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817" calcext:value-type="float">
            <text:p>0.82817</text:p>
          </table:table-cell>
          <table:table-cell office:value-type="float" office:value="0.93144" calcext:value-type="float">
            <text:p>0.93144</text:p>
          </table:table-cell>
          <table:table-cell office:value-type="float" office:value="0.966724" calcext:value-type="float">
            <text:p>0.966724</text:p>
          </table:table-cell>
          <table:table-cell office:value-type="float" office:value="0.860872" calcext:value-type="float">
            <text:p>0.860872</text:p>
          </table:table-cell>
          <table:table-cell office:value-type="float" office:value="0.937751" calcext:value-type="float">
            <text:p>0.937751</text:p>
          </table:table-cell>
          <table:table-cell office:value-type="float" office:value="0.96529" calcext:value-type="float">
            <text:p>0.9652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60987" calcext:value-type="float">
            <text:p>0.960987</text:p>
          </table:table-cell>
          <table:table-cell office:value-type="float" office:value="0.939759" calcext:value-type="float">
            <text:p>0.939759</text:p>
          </table:table-cell>
          <table:table-cell office:value-type="float" office:value="0.956684" calcext:value-type="float">
            <text:p>0.956684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853987" calcext:value-type="float">
            <text:p>0.853987</text:p>
          </table:table-cell>
          <table:table-cell office:value-type="float" office:value="0.827596" calcext:value-type="float">
            <text:p>0.827596</text:p>
          </table:table-cell>
          <table:table-cell office:value-type="float" office:value="0.911933" calcext:value-type="float">
            <text:p>0.911933</text:p>
          </table:table-cell>
          <table:table-cell office:value-type="float" office:value="0.830465" calcext:value-type="float">
            <text:p>0.830465</text:p>
          </table:table-cell>
          <table:table-cell office:value-type="float" office:value="0.915089" calcext:value-type="float">
            <text:p>0.915089</text:p>
          </table:table-cell>
          <table:table-cell office:value-type="float" office:value="0.954676" calcext:value-type="float">
            <text:p>0.954676</text:p>
          </table:table-cell>
          <table:table-cell office:value-type="float" office:value="0.961847" calcext:value-type="float">
            <text:p>0.96184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931748" calcext:value-type="float">
            <text:p>0.931748</text:p>
          </table:table-cell>
          <table:table-cell office:value-type="float" office:value="0.966755" calcext:value-type="float">
            <text:p>0.966755</text:p>
          </table:table-cell>
          <table:table-cell office:value-type="float" office:value="0.864201" calcext:value-type="float">
            <text:p>0.864201</text:p>
          </table:table-cell>
          <table:table-cell office:value-type="float" office:value="0.937791" calcext:value-type="float">
            <text:p>0.937791</text:p>
          </table:table-cell>
          <table:table-cell office:value-type="float" office:value="0.965349" calcext:value-type="float">
            <text:p>0.965349</text:p>
          </table:table-cell>
          <table:table-cell office:value-type="float" office:value="0.862293" calcext:value-type="float">
            <text:p>0.862293</text:p>
          </table:table-cell>
          <table:table-cell office:value-type="float" office:value="0.961007" calcext:value-type="float">
            <text:p>0.961007</text:p>
          </table:table-cell>
          <table:table-cell office:value-type="float" office:value="0.939764" calcext:value-type="float">
            <text:p>0.939764</text:p>
          </table:table-cell>
          <table:table-cell office:value-type="float" office:value="0.956688" calcext:value-type="float">
            <text:p>0.956688</text:p>
          </table:table-cell>
          <table:table-cell office:value-type="float" office:value="0.938343" calcext:value-type="float">
            <text:p>0.938343</text:p>
          </table:table-cell>
          <table:table-cell office:value-type="float" office:value="0.857841" calcext:value-type="float">
            <text:p>0.857841</text:p>
          </table:table-cell>
          <table:table-cell office:value-type="float" office:value="0.827809" calcext:value-type="float">
            <text:p>0.827809</text:p>
          </table:table-cell>
          <table:table-cell office:value-type="float" office:value="0.911954" calcext:value-type="float">
            <text:p>0.911954</text:p>
          </table:table-cell>
          <table:table-cell office:value-type="float" office:value="0.830905" calcext:value-type="float">
            <text:p>0.830905</text:p>
          </table:table-cell>
          <table:table-cell office:value-type="float" office:value="0.915097" calcext:value-type="float">
            <text:p>0.915097</text:p>
          </table:table-cell>
          <table:table-cell office:value-type="float" office:value="0.95484" calcext:value-type="float">
            <text:p>0.95484</text:p>
          </table:table-cell>
          <table:table-cell office:value-type="float" office:value="0.961948" calcext:value-type="float">
            <text:p>0.96194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2817" calcext:value-type="float">
            <text:p>0.82817</text:p>
          </table:table-cell>
          <table:table-cell office:value-type="float" office:value="0.93144" calcext:value-type="float">
            <text:p>0.93144</text:p>
          </table:table-cell>
          <table:table-cell office:value-type="float" office:value="0.966724" calcext:value-type="float">
            <text:p>0.966724</text:p>
          </table:table-cell>
          <table:table-cell office:value-type="float" office:value="0.860872" calcext:value-type="float">
            <text:p>0.860872</text:p>
          </table:table-cell>
          <table:table-cell office:value-type="float" office:value="0.937751" calcext:value-type="float">
            <text:p>0.937751</text:p>
          </table:table-cell>
          <table:table-cell office:value-type="float" office:value="0.96529" calcext:value-type="float">
            <text:p>0.9652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60987" calcext:value-type="float">
            <text:p>0.960987</text:p>
          </table:table-cell>
          <table:table-cell office:value-type="float" office:value="0.939759" calcext:value-type="float">
            <text:p>0.939759</text:p>
          </table:table-cell>
          <table:table-cell office:value-type="float" office:value="0.956684" calcext:value-type="float">
            <text:p>0.956684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853987" calcext:value-type="float">
            <text:p>0.853987</text:p>
          </table:table-cell>
          <table:table-cell office:value-type="float" office:value="0.827596" calcext:value-type="float">
            <text:p>0.827596</text:p>
          </table:table-cell>
          <table:table-cell office:value-type="float" office:value="0.911933" calcext:value-type="float">
            <text:p>0.911933</text:p>
          </table:table-cell>
          <table:table-cell office:value-type="float" office:value="0.830465" calcext:value-type="float">
            <text:p>0.830465</text:p>
          </table:table-cell>
          <table:table-cell office:value-type="float" office:value="0.915089" calcext:value-type="float">
            <text:p>0.915089</text:p>
          </table:table-cell>
          <table:table-cell office:value-type="float" office:value="0.954676" calcext:value-type="float">
            <text:p>0.954676</text:p>
          </table:table-cell>
          <table:table-cell office:value-type="float" office:value="0.961847" calcext:value-type="float">
            <text:p>0.961847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2817" calcext:value-type="float">
            <text:p>0.82817</text:p>
          </table:table-cell>
          <table:table-cell office:value-type="float" office:value="0.93144" calcext:value-type="float">
            <text:p>0.93144</text:p>
          </table:table-cell>
          <table:table-cell office:value-type="float" office:value="0.966724" calcext:value-type="float">
            <text:p>0.966724</text:p>
          </table:table-cell>
          <table:table-cell office:value-type="float" office:value="0.860872" calcext:value-type="float">
            <text:p>0.860872</text:p>
          </table:table-cell>
          <table:table-cell office:value-type="float" office:value="0.937751" calcext:value-type="float">
            <text:p>0.937751</text:p>
          </table:table-cell>
          <table:table-cell office:value-type="float" office:value="0.96529" calcext:value-type="float">
            <text:p>0.9652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60987" calcext:value-type="float">
            <text:p>0.960987</text:p>
          </table:table-cell>
          <table:table-cell office:value-type="float" office:value="0.939759" calcext:value-type="float">
            <text:p>0.939759</text:p>
          </table:table-cell>
          <table:table-cell office:value-type="float" office:value="0.956684" calcext:value-type="float">
            <text:p>0.956684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853987" calcext:value-type="float">
            <text:p>0.853987</text:p>
          </table:table-cell>
          <table:table-cell office:value-type="float" office:value="0.827596" calcext:value-type="float">
            <text:p>0.827596</text:p>
          </table:table-cell>
          <table:table-cell office:value-type="float" office:value="0.911933" calcext:value-type="float">
            <text:p>0.911933</text:p>
          </table:table-cell>
          <table:table-cell office:value-type="float" office:value="0.830465" calcext:value-type="float">
            <text:p>0.830465</text:p>
          </table:table-cell>
          <table:table-cell office:value-type="float" office:value="0.915089" calcext:value-type="float">
            <text:p>0.915089</text:p>
          </table:table-cell>
          <table:table-cell office:value-type="float" office:value="0.954676" calcext:value-type="float">
            <text:p>0.954676</text:p>
          </table:table-cell>
          <table:table-cell office:value-type="float" office:value="0.961847" calcext:value-type="float">
            <text:p>0.96184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2817" calcext:value-type="float">
            <text:p>0.82817</text:p>
          </table:table-cell>
          <table:table-cell office:value-type="float" office:value="0.93144" calcext:value-type="float">
            <text:p>0.93144</text:p>
          </table:table-cell>
          <table:table-cell office:value-type="float" office:value="0.966724" calcext:value-type="float">
            <text:p>0.966724</text:p>
          </table:table-cell>
          <table:table-cell office:value-type="float" office:value="0.860872" calcext:value-type="float">
            <text:p>0.860872</text:p>
          </table:table-cell>
          <table:table-cell office:value-type="float" office:value="0.937751" calcext:value-type="float">
            <text:p>0.937751</text:p>
          </table:table-cell>
          <table:table-cell office:value-type="float" office:value="0.96529" calcext:value-type="float">
            <text:p>0.9652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60987" calcext:value-type="float">
            <text:p>0.960987</text:p>
          </table:table-cell>
          <table:table-cell office:value-type="float" office:value="0.939759" calcext:value-type="float">
            <text:p>0.939759</text:p>
          </table:table-cell>
          <table:table-cell office:value-type="float" office:value="0.956684" calcext:value-type="float">
            <text:p>0.956684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853987" calcext:value-type="float">
            <text:p>0.853987</text:p>
          </table:table-cell>
          <table:table-cell office:value-type="float" office:value="0.827596" calcext:value-type="float">
            <text:p>0.827596</text:p>
          </table:table-cell>
          <table:table-cell office:value-type="float" office:value="0.911933" calcext:value-type="float">
            <text:p>0.911933</text:p>
          </table:table-cell>
          <table:table-cell office:value-type="float" office:value="0.830465" calcext:value-type="float">
            <text:p>0.830465</text:p>
          </table:table-cell>
          <table:table-cell office:value-type="float" office:value="0.915089" calcext:value-type="float">
            <text:p>0.915089</text:p>
          </table:table-cell>
          <table:table-cell office:value-type="float" office:value="0.954676" calcext:value-type="float">
            <text:p>0.954676</text:p>
          </table:table-cell>
          <table:table-cell office:value-type="float" office:value="0.961847" calcext:value-type="float">
            <text:p>0.96184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2817" calcext:value-type="float">
            <text:p>0.82817</text:p>
          </table:table-cell>
          <table:table-cell office:value-type="float" office:value="0.93144" calcext:value-type="float">
            <text:p>0.93144</text:p>
          </table:table-cell>
          <table:table-cell office:value-type="float" office:value="0.966724" calcext:value-type="float">
            <text:p>0.966724</text:p>
          </table:table-cell>
          <table:table-cell office:value-type="float" office:value="0.860872" calcext:value-type="float">
            <text:p>0.860872</text:p>
          </table:table-cell>
          <table:table-cell office:value-type="float" office:value="0.937751" calcext:value-type="float">
            <text:p>0.937751</text:p>
          </table:table-cell>
          <table:table-cell office:value-type="float" office:value="0.96529" calcext:value-type="float">
            <text:p>0.96529</text:p>
          </table:table-cell>
          <table:table-cell office:value-type="float" office:value="0.859151" calcext:value-type="float">
            <text:p>0.859151</text:p>
          </table:table-cell>
          <table:table-cell office:value-type="float" office:value="0.960987" calcext:value-type="float">
            <text:p>0.960987</text:p>
          </table:table-cell>
          <table:table-cell office:value-type="float" office:value="0.939759" calcext:value-type="float">
            <text:p>0.939759</text:p>
          </table:table-cell>
          <table:table-cell office:value-type="float" office:value="0.956684" calcext:value-type="float">
            <text:p>0.956684</text:p>
          </table:table-cell>
          <table:table-cell office:value-type="float" office:value="0.938325" calcext:value-type="float">
            <text:p>0.938325</text:p>
          </table:table-cell>
          <table:table-cell office:value-type="float" office:value="0.853987" calcext:value-type="float">
            <text:p>0.853987</text:p>
          </table:table-cell>
          <table:table-cell office:value-type="float" office:value="0.827596" calcext:value-type="float">
            <text:p>0.827596</text:p>
          </table:table-cell>
          <table:table-cell office:value-type="float" office:value="0.911933" calcext:value-type="float">
            <text:p>0.911933</text:p>
          </table:table-cell>
          <table:table-cell office:value-type="float" office:value="0.830465" calcext:value-type="float">
            <text:p>0.830465</text:p>
          </table:table-cell>
          <table:table-cell office:value-type="float" office:value="0.915089" calcext:value-type="float">
            <text:p>0.915089</text:p>
          </table:table-cell>
          <table:table-cell office:value-type="float" office:value="0.954676" calcext:value-type="float">
            <text:p>0.954676</text:p>
          </table:table-cell>
          <table:table-cell office:value-type="float" office:value="0.961847" calcext:value-type="float">
            <text:p>0.96184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971S</text:p>
          </table:table-cell>
          <table:table-cell table:formula="of:=MAX([.B45:.B50])" office:value-type="float" office:value="0.8301" calcext:value-type="float">
            <text:p>0.8301</text:p>
          </table:table-cell>
          <table:table-cell table:formula="of:=MAX([.C45:.C50])" office:value-type="float" office:value="0.931748" calcext:value-type="float">
            <text:p>0.931748</text:p>
          </table:table-cell>
          <table:table-cell table:formula="of:=MAX([.D45:.D50])" office:value-type="float" office:value="0.966755" calcext:value-type="float">
            <text:p>0.966755</text:p>
          </table:table-cell>
          <table:table-cell table:formula="of:=MAX([.E45:.E50])" office:value-type="float" office:value="0.864201" calcext:value-type="float">
            <text:p>0.864201</text:p>
          </table:table-cell>
          <table:table-cell table:formula="of:=MAX([.F45:.F50])" office:value-type="float" office:value="0.937791" calcext:value-type="float">
            <text:p>0.937791</text:p>
          </table:table-cell>
          <table:table-cell table:formula="of:=MAX([.G45:.G50])" office:value-type="float" office:value="0.965349" calcext:value-type="float">
            <text:p>0.965349</text:p>
          </table:table-cell>
          <table:table-cell table:formula="of:=MAX([.H45:.H50])" office:value-type="float" office:value="0.862293" calcext:value-type="float">
            <text:p>0.862293</text:p>
          </table:table-cell>
          <table:table-cell table:formula="of:=MAX([.I45:.I50])" office:value-type="float" office:value="0.961007" calcext:value-type="float">
            <text:p>0.961007</text:p>
          </table:table-cell>
          <table:table-cell table:formula="of:=MAX([.J45:.J50])" office:value-type="float" office:value="0.939764" calcext:value-type="float">
            <text:p>0.939764</text:p>
          </table:table-cell>
          <table:table-cell table:formula="of:=MAX([.K45:.K50])" office:value-type="float" office:value="0.956688" calcext:value-type="float">
            <text:p>0.956688</text:p>
          </table:table-cell>
          <table:table-cell table:formula="of:=MAX([.L45:.L50])" office:value-type="float" office:value="0.938343" calcext:value-type="float">
            <text:p>0.938343</text:p>
          </table:table-cell>
          <table:table-cell table:formula="of:=MAX([.M45:.M50])" office:value-type="float" office:value="0.857841" calcext:value-type="float">
            <text:p>0.857841</text:p>
          </table:table-cell>
          <table:table-cell table:formula="of:=MAX([.N45:.N50])" office:value-type="float" office:value="0.827809" calcext:value-type="float">
            <text:p>0.827809</text:p>
          </table:table-cell>
          <table:table-cell table:formula="of:=MAX([.O45:.O50])" office:value-type="float" office:value="0.911954" calcext:value-type="float">
            <text:p>0.911954</text:p>
          </table:table-cell>
          <table:table-cell table:formula="of:=MAX([.P45:.P50])" office:value-type="float" office:value="0.830905" calcext:value-type="float">
            <text:p>0.830905</text:p>
          </table:table-cell>
          <table:table-cell table:formula="of:=MAX([.Q45:.Q50])" office:value-type="float" office:value="0.915097" calcext:value-type="float">
            <text:p>0.915097</text:p>
          </table:table-cell>
          <table:table-cell table:formula="of:=MAX([.R45:.R50])" office:value-type="float" office:value="0.95484" calcext:value-type="float">
            <text:p>0.95484</text:p>
          </table:table-cell>
          <table:table-cell table:formula="of:=MAX([.S45:.S50])" office:value-type="float" office:value="0.961948" calcext:value-type="float">
            <text:p>0.961948</text:p>
          </table:table-cell>
        </table:table-row>
        <table:table-row table:style-name="ro1">
          <table:table-cell/>
          <table:table-cell table:formula="of:=LOOKUP(MAX([.B52:.S52]);[.B52:.S52];[.$B$8:.$S$8])" office:value-type="string" office:string-value="parts: 1, ngram: 2, alpha: 11, " calcext:value-type="string">
            <text:p>parts: 1, ngram: 2, alpha: 11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YOGA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426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YOGA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683232" calcext:value-type="float">
            <text:p>0.683232</text:p>
          </table:table-cell>
          <table:table-cell office:value-type="float" office:value="0.780707" calcext:value-type="float">
            <text:p>0.780707</text:p>
          </table:table-cell>
          <table:table-cell office:value-type="float" office:value="0.795556" calcext:value-type="float">
            <text:p>0.795556</text:p>
          </table:table-cell>
          <table:table-cell office:value-type="float" office:value="0.710707" calcext:value-type="float">
            <text:p>0.71070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83131" calcext:value-type="float">
            <text:p>0.783131</text:p>
          </table:table-cell>
          <table:table-cell office:value-type="float" office:value="0.797071" calcext:value-type="float">
            <text:p>0.797071</text:p>
          </table:table-cell>
          <table:table-cell office:value-type="float" office:value="0.841616" calcext:value-type="float">
            <text:p>0.841616</text:p>
          </table:table-cell>
          <table:table-cell office:value-type="float" office:value="0.82798" calcext:value-type="float">
            <text:p>0.82798</text:p>
          </table:table-cell>
          <table:table-cell office:value-type="float" office:value="0.833636" calcext:value-type="float">
            <text:p>0.833636</text:p>
          </table:table-cell>
          <table:table-cell office:value-type="float" office:value="0.837778" calcext:value-type="float">
            <text:p>0.837778</text:p>
          </table:table-cell>
          <table:table-cell office:value-type="float" office:value="0.811717" calcext:value-type="float">
            <text:p>0.811717</text:p>
          </table:table-cell>
          <table:table-cell office:value-type="float" office:value="0.847879" calcext:value-type="float">
            <text:p>0.847879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4101" calcext:value-type="float">
            <text:p>0.84101</text:p>
          </table:table-cell>
          <table:table-cell office:value-type="float" office:value="0.86" calcext:value-type="float">
            <text:p>0.86</text:p>
          </table:table-cell>
          <table:table-cell office:value-type="float" office:value="0.850505" calcext:value-type="float">
            <text:p>0.850505</text:p>
          </table:table-cell>
          <table:table-cell office:value-type="float" office:value="0.838283" calcext:value-type="float">
            <text:p>0.83828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80625" calcext:value-type="float">
            <text:p>0.780625</text:p>
          </table:table-cell>
          <table:table-cell office:value-type="float" office:value="0.795499" calcext:value-type="float">
            <text:p>0.795499</text:p>
          </table:table-cell>
          <table:table-cell office:value-type="float" office:value="0.711048" calcext:value-type="float">
            <text:p>0.711048</text:p>
          </table:table-cell>
          <table:table-cell office:value-type="float" office:value="0.774005" calcext:value-type="float">
            <text:p>0.774005</text:p>
          </table:table-cell>
          <table:table-cell office:value-type="float" office:value="0.78303" calcext:value-type="float">
            <text:p>0.78303</text:p>
          </table:table-cell>
          <table:table-cell office:value-type="float" office:value="0.797206" calcext:value-type="float">
            <text:p>0.797206</text:p>
          </table:table-cell>
          <table:table-cell office:value-type="float" office:value="0.841574" calcext:value-type="float">
            <text:p>0.841574</text:p>
          </table:table-cell>
          <table:table-cell office:value-type="float" office:value="0.827945" calcext:value-type="float">
            <text:p>0.827945</text:p>
          </table:table-cell>
          <table:table-cell office:value-type="float" office:value="0.833693" calcext:value-type="float">
            <text:p>0.833693</text:p>
          </table:table-cell>
          <table:table-cell office:value-type="float" office:value="0.837974" calcext:value-type="float">
            <text:p>0.837974</text:p>
          </table:table-cell>
          <table:table-cell office:value-type="float" office:value="0.811682" calcext:value-type="float">
            <text:p>0.811682</text:p>
          </table:table-cell>
          <table:table-cell office:value-type="float" office:value="0.848256" calcext:value-type="float">
            <text:p>0.848256</text:p>
          </table:table-cell>
          <table:table-cell office:value-type="float" office:value="0.853572" calcext:value-type="float">
            <text:p>0.853572</text:p>
          </table:table-cell>
          <table:table-cell office:value-type="float" office:value="0.841229" calcext:value-type="float">
            <text:p>0.841229</text:p>
          </table:table-cell>
          <table:table-cell office:value-type="float" office:value="0.860462" calcext:value-type="float">
            <text:p>0.860462</text:p>
          </table:table-cell>
          <table:table-cell office:value-type="float" office:value="0.850643" calcext:value-type="float">
            <text:p>0.850643</text:p>
          </table:table-cell>
          <table:table-cell office:value-type="float" office:value="0.838594" calcext:value-type="float">
            <text:p>0.83859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683232" calcext:value-type="float">
            <text:p>0.683232</text:p>
          </table:table-cell>
          <table:table-cell office:value-type="float" office:value="0.780707" calcext:value-type="float">
            <text:p>0.780707</text:p>
          </table:table-cell>
          <table:table-cell office:value-type="float" office:value="0.795556" calcext:value-type="float">
            <text:p>0.795556</text:p>
          </table:table-cell>
          <table:table-cell office:value-type="float" office:value="0.710707" calcext:value-type="float">
            <text:p>0.71070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83131" calcext:value-type="float">
            <text:p>0.783131</text:p>
          </table:table-cell>
          <table:table-cell office:value-type="float" office:value="0.797071" calcext:value-type="float">
            <text:p>0.797071</text:p>
          </table:table-cell>
          <table:table-cell office:value-type="float" office:value="0.841616" calcext:value-type="float">
            <text:p>0.841616</text:p>
          </table:table-cell>
          <table:table-cell office:value-type="float" office:value="0.82798" calcext:value-type="float">
            <text:p>0.82798</text:p>
          </table:table-cell>
          <table:table-cell office:value-type="float" office:value="0.833636" calcext:value-type="float">
            <text:p>0.833636</text:p>
          </table:table-cell>
          <table:table-cell office:value-type="float" office:value="0.837778" calcext:value-type="float">
            <text:p>0.837778</text:p>
          </table:table-cell>
          <table:table-cell office:value-type="float" office:value="0.811717" calcext:value-type="float">
            <text:p>0.811717</text:p>
          </table:table-cell>
          <table:table-cell office:value-type="float" office:value="0.847879" calcext:value-type="float">
            <text:p>0.847879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4101" calcext:value-type="float">
            <text:p>0.84101</text:p>
          </table:table-cell>
          <table:table-cell office:value-type="float" office:value="0.86" calcext:value-type="float">
            <text:p>0.86</text:p>
          </table:table-cell>
          <table:table-cell office:value-type="float" office:value="0.850505" calcext:value-type="float">
            <text:p>0.850505</text:p>
          </table:table-cell>
          <table:table-cell office:value-type="float" office:value="0.838283" calcext:value-type="float">
            <text:p>0.83828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668933" calcext:value-type="float">
            <text:p>0.668933</text:p>
          </table:table-cell>
          <table:table-cell office:value-type="float" office:value="0.776145" calcext:value-type="float">
            <text:p>0.776145</text:p>
          </table:table-cell>
          <table:table-cell office:value-type="float" office:value="0.790575" calcext:value-type="float">
            <text:p>0.790575</text:p>
          </table:table-cell>
          <table:table-cell office:value-type="float" office:value="0.69868" calcext:value-type="float">
            <text:p>0.69868</text:p>
          </table:table-cell>
          <table:table-cell office:value-type="float" office:value="0.767664" calcext:value-type="float">
            <text:p>0.767664</text:p>
          </table:table-cell>
          <table:table-cell office:value-type="float" office:value="0.779185" calcext:value-type="float">
            <text:p>0.779185</text:p>
          </table:table-cell>
          <table:table-cell office:value-type="float" office:value="0.790349" calcext:value-type="float">
            <text:p>0.790349</text:p>
          </table:table-cell>
          <table:table-cell office:value-type="float" office:value="0.83875" calcext:value-type="float">
            <text:p>0.83875</text:p>
          </table:table-cell>
          <table:table-cell office:value-type="float" office:value="0.823891" calcext:value-type="float">
            <text:p>0.823891</text:p>
          </table:table-cell>
          <table:table-cell office:value-type="float" office:value="0.82878" calcext:value-type="float">
            <text:p>0.82878</text:p>
          </table:table-cell>
          <table:table-cell office:value-type="float" office:value="0.832005" calcext:value-type="float">
            <text:p>0.832005</text:p>
          </table:table-cell>
          <table:table-cell office:value-type="float" office:value="0.806938" calcext:value-type="float">
            <text:p>0.806938</text:p>
          </table:table-cell>
          <table:table-cell office:value-type="float" office:value="0.841534" calcext:value-type="float">
            <text:p>0.841534</text:p>
          </table:table-cell>
          <table:table-cell office:value-type="float" office:value="0.847904" calcext:value-type="float">
            <text:p>0.847904</text:p>
          </table:table-cell>
          <table:table-cell office:value-type="float" office:value="0.835243" calcext:value-type="float">
            <text:p>0.835243</text:p>
          </table:table-cell>
          <table:table-cell office:value-type="float" office:value="0.853696" calcext:value-type="float">
            <text:p>0.853696</text:p>
          </table:table-cell>
          <table:table-cell office:value-type="float" office:value="0.845518" calcext:value-type="float">
            <text:p>0.845518</text:p>
          </table:table-cell>
          <table:table-cell office:value-type="float" office:value="0.83194" calcext:value-type="float">
            <text:p>0.8319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676045" calcext:value-type="float">
            <text:p>0.676045</text:p>
          </table:table-cell>
          <table:table-cell office:value-type="float" office:value="0.778422" calcext:value-type="float">
            <text:p>0.778422</text:p>
          </table:table-cell>
          <table:table-cell office:value-type="float" office:value="0.793061" calcext:value-type="float">
            <text:p>0.793061</text:p>
          </table:table-cell>
          <table:table-cell office:value-type="float" office:value="0.704667" calcext:value-type="float">
            <text:p>0.704667</text:p>
          </table:table-cell>
          <table:table-cell office:value-type="float" office:value="0.770846" calcext:value-type="float">
            <text:p>0.770846</text:p>
          </table:table-cell>
          <table:table-cell office:value-type="float" office:value="0.781156" calcext:value-type="float">
            <text:p>0.781156</text:p>
          </table:table-cell>
          <table:table-cell office:value-type="float" office:value="0.793702" calcext:value-type="float">
            <text:p>0.793702</text:p>
          </table:table-cell>
          <table:table-cell office:value-type="float" office:value="0.840182" calcext:value-type="float">
            <text:p>0.840182</text:p>
          </table:table-cell>
          <table:table-cell office:value-type="float" office:value="0.825933" calcext:value-type="float">
            <text:p>0.825933</text:p>
          </table:table-cell>
          <table:table-cell office:value-type="float" office:value="0.831205" calcext:value-type="float">
            <text:p>0.831205</text:p>
          </table:table-cell>
          <table:table-cell office:value-type="float" office:value="0.834887" calcext:value-type="float">
            <text:p>0.834887</text:p>
          </table:table-cell>
          <table:table-cell office:value-type="float" office:value="0.809324" calcext:value-type="float">
            <text:p>0.809324</text:p>
          </table:table-cell>
          <table:table-cell office:value-type="float" office:value="0.844701" calcext:value-type="float">
            <text:p>0.844701</text:p>
          </table:table-cell>
          <table:table-cell office:value-type="float" office:value="0.850614" calcext:value-type="float">
            <text:p>0.850614</text:p>
          </table:table-cell>
          <table:table-cell office:value-type="float" office:value="0.838121" calcext:value-type="float">
            <text:p>0.838121</text:p>
          </table:table-cell>
          <table:table-cell office:value-type="float" office:value="0.856842" calcext:value-type="float">
            <text:p>0.856842</text:p>
          </table:table-cell>
          <table:table-cell office:value-type="float" office:value="0.848008" calcext:value-type="float">
            <text:p>0.848008</text:p>
          </table:table-cell>
          <table:table-cell office:value-type="float" office:value="0.835105" calcext:value-type="float">
            <text:p>0.83510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83232" calcext:value-type="float">
            <text:p>0.683232</text:p>
          </table:table-cell>
          <table:table-cell office:value-type="float" office:value="0.780707" calcext:value-type="float">
            <text:p>0.780707</text:p>
          </table:table-cell>
          <table:table-cell office:value-type="float" office:value="0.795556" calcext:value-type="float">
            <text:p>0.795556</text:p>
          </table:table-cell>
          <table:table-cell office:value-type="float" office:value="0.710707" calcext:value-type="float">
            <text:p>0.71070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83131" calcext:value-type="float">
            <text:p>0.783131</text:p>
          </table:table-cell>
          <table:table-cell office:value-type="float" office:value="0.797071" calcext:value-type="float">
            <text:p>0.797071</text:p>
          </table:table-cell>
          <table:table-cell office:value-type="float" office:value="0.841616" calcext:value-type="float">
            <text:p>0.841616</text:p>
          </table:table-cell>
          <table:table-cell office:value-type="float" office:value="0.82798" calcext:value-type="float">
            <text:p>0.82798</text:p>
          </table:table-cell>
          <table:table-cell office:value-type="float" office:value="0.833636" calcext:value-type="float">
            <text:p>0.833636</text:p>
          </table:table-cell>
          <table:table-cell office:value-type="float" office:value="0.837778" calcext:value-type="float">
            <text:p>0.837778</text:p>
          </table:table-cell>
          <table:table-cell office:value-type="float" office:value="0.811717" calcext:value-type="float">
            <text:p>0.811717</text:p>
          </table:table-cell>
          <table:table-cell office:value-type="float" office:value="0.847879" calcext:value-type="float">
            <text:p>0.847879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4101" calcext:value-type="float">
            <text:p>0.84101</text:p>
          </table:table-cell>
          <table:table-cell office:value-type="float" office:value="0.86" calcext:value-type="float">
            <text:p>0.86</text:p>
          </table:table-cell>
          <table:table-cell office:value-type="float" office:value="0.850505" calcext:value-type="float">
            <text:p>0.850505</text:p>
          </table:table-cell>
          <table:table-cell office:value-type="float" office:value="0.838283" calcext:value-type="float">
            <text:p>0.83828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6.428S</text:p>
          </table:table-cell>
          <table:table-cell table:formula="of:=MAX([.B63:.B68])" office:value-type="float" office:value="0.683583" calcext:value-type="float">
            <text:p>0.683583</text:p>
          </table:table-cell>
          <table:table-cell table:formula="of:=MAX([.C63:.C68])" office:value-type="float" office:value="0.780707" calcext:value-type="float">
            <text:p>0.780707</text:p>
          </table:table-cell>
          <table:table-cell table:formula="of:=MAX([.D63:.D68])" office:value-type="float" office:value="0.795556" calcext:value-type="float">
            <text:p>0.795556</text:p>
          </table:table-cell>
          <table:table-cell table:formula="of:=MAX([.E63:.E68])" office:value-type="float" office:value="0.711048" calcext:value-type="float">
            <text:p>0.711048</text:p>
          </table:table-cell>
          <table:table-cell table:formula="of:=MAX([.F63:.F68])" office:value-type="float" office:value="0.77404" calcext:value-type="float">
            <text:p>0.77404</text:p>
          </table:table-cell>
          <table:table-cell table:formula="of:=MAX([.G63:.G68])" office:value-type="float" office:value="0.783131" calcext:value-type="float">
            <text:p>0.783131</text:p>
          </table:table-cell>
          <table:table-cell table:formula="of:=MAX([.H63:.H68])" office:value-type="float" office:value="0.797206" calcext:value-type="float">
            <text:p>0.797206</text:p>
          </table:table-cell>
          <table:table-cell table:formula="of:=MAX([.I63:.I68])" office:value-type="float" office:value="0.841616" calcext:value-type="float">
            <text:p>0.841616</text:p>
          </table:table-cell>
          <table:table-cell table:formula="of:=MAX([.J63:.J68])" office:value-type="float" office:value="0.82798" calcext:value-type="float">
            <text:p>0.82798</text:p>
          </table:table-cell>
          <table:table-cell table:formula="of:=MAX([.K63:.K68])" office:value-type="float" office:value="0.833693" calcext:value-type="float">
            <text:p>0.833693</text:p>
          </table:table-cell>
          <table:table-cell table:formula="of:=MAX([.L63:.L68])" office:value-type="float" office:value="0.837974" calcext:value-type="float">
            <text:p>0.837974</text:p>
          </table:table-cell>
          <table:table-cell table:formula="of:=MAX([.M63:.M68])" office:value-type="float" office:value="0.811717" calcext:value-type="float">
            <text:p>0.811717</text:p>
          </table:table-cell>
          <table:table-cell table:formula="of:=MAX([.N63:.N68])" office:value-type="float" office:value="0.848256" calcext:value-type="float">
            <text:p>0.848256</text:p>
          </table:table-cell>
          <table:table-cell table:formula="of:=MAX([.O63:.O68])" office:value-type="float" office:value="0.853572" calcext:value-type="float">
            <text:p>0.853572</text:p>
          </table:table-cell>
          <table:table-cell table:formula="of:=MAX([.P63:.P68])" office:value-type="float" office:value="0.841229" calcext:value-type="float">
            <text:p>0.841229</text:p>
          </table:table-cell>
          <table:table-cell table:formula="of:=MAX([.Q63:.Q68])" office:value-type="float" office:value="0.860462" calcext:value-type="float">
            <text:p>0.860462</text:p>
          </table:table-cell>
          <table:table-cell table:formula="of:=MAX([.R63:.R68])" office:value-type="float" office:value="0.850643" calcext:value-type="float">
            <text:p>0.850643</text:p>
          </table:table-cell>
          <table:table-cell table:formula="of:=MAX([.S63:.S68])" office:value-type="float" office:value="0.838594" calcext:value-type="float">
            <text:p>0.838594</text:p>
          </table:table-cell>
        </table:table-row>
        <table:table-row table:style-name="ro1">
          <table:table-cell/>
          <table:table-cell table:formula="of:=LOOKUP(MAX([.B70:.S70]);[.B70:.S70];[.$B$8:.$S$8])" office:value-type="string" office:string-value="parts: 5, ngram: 2, alpha: 5, " calcext:value-type="string">
            <text:p>parts: 5, ngram: 2, alpha: 5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MOTESTRAI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84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MOTESTRAI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31918" calcext:value-type="float">
            <text:p>0.731918</text:p>
          </table:table-cell>
          <table:table-cell office:value-type="float" office:value="0.844864" calcext:value-type="float">
            <text:p>0.844864</text:p>
          </table:table-cell>
          <table:table-cell office:value-type="float" office:value="0.896751" calcext:value-type="float">
            <text:p>0.896751</text:p>
          </table:table-cell>
          <table:table-cell office:value-type="float" office:value="0.770702" calcext:value-type="float">
            <text:p>0.770702</text:p>
          </table:table-cell>
          <table:table-cell office:value-type="float" office:value="0.868973" calcext:value-type="float">
            <text:p>0.868973</text:p>
          </table:table-cell>
          <table:table-cell office:value-type="float" office:value="0.904612" calcext:value-type="float">
            <text:p>0.904612</text:p>
          </table:table-cell>
          <table:table-cell office:value-type="float" office:value="0.927411" calcext:value-type="float">
            <text:p>0.927411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31342" calcext:value-type="float">
            <text:p>0.931342</text:p>
          </table:table-cell>
          <table:table-cell office:value-type="float" office:value="0.930818" calcext:value-type="float">
            <text:p>0.930818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19287" calcext:value-type="float">
            <text:p>0.919287</text:p>
          </table:table-cell>
          <table:table-cell office:value-type="float" office:value="0.925839" calcext:value-type="float">
            <text:p>0.925839</text:p>
          </table:table-cell>
          <table:table-cell office:value-type="float" office:value="0.934224" calcext:value-type="float">
            <text:p>0.934224</text:p>
          </table:table-cell>
          <table:table-cell office:value-type="float" office:value="0.926625" calcext:value-type="float">
            <text:p>0.926625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0.941824" calcext:value-type="float">
            <text:p>0.94182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3684" calcext:value-type="float">
            <text:p>0.733684</text:p>
          </table:table-cell>
          <table:table-cell office:value-type="float" office:value="0.844995" calcext:value-type="float">
            <text:p>0.844995</text:p>
          </table:table-cell>
          <table:table-cell office:value-type="float" office:value="0.896764" calcext:value-type="float">
            <text:p>0.896764</text:p>
          </table:table-cell>
          <table:table-cell office:value-type="float" office:value="0.772231" calcext:value-type="float">
            <text:p>0.772231</text:p>
          </table:table-cell>
          <table:table-cell office:value-type="float" office:value="0.869227" calcext:value-type="float">
            <text:p>0.869227</text:p>
          </table:table-cell>
          <table:table-cell office:value-type="float" office:value="0.905392" calcext:value-type="float">
            <text:p>0.905392</text:p>
          </table:table-cell>
          <table:table-cell office:value-type="float" office:value="0.927625" calcext:value-type="float">
            <text:p>0.927625</text:p>
          </table:table-cell>
          <table:table-cell office:value-type="float" office:value="0.930713" calcext:value-type="float">
            <text:p>0.930713</text:p>
          </table:table-cell>
          <table:table-cell office:value-type="float" office:value="0.93206" calcext:value-type="float">
            <text:p>0.93206</text:p>
          </table:table-cell>
          <table:table-cell office:value-type="float" office:value="0.931362" calcext:value-type="float">
            <text:p>0.931362</text:p>
          </table:table-cell>
          <table:table-cell office:value-type="float" office:value="0.929946" calcext:value-type="float">
            <text:p>0.929946</text:p>
          </table:table-cell>
          <table:table-cell office:value-type="float" office:value="0.919835" calcext:value-type="float">
            <text:p>0.919835</text:p>
          </table:table-cell>
          <table:table-cell office:value-type="float" office:value="0.926206" calcext:value-type="float">
            <text:p>0.926206</text:p>
          </table:table-cell>
          <table:table-cell office:value-type="float" office:value="0.934682" calcext:value-type="float">
            <text:p>0.934682</text:p>
          </table:table-cell>
          <table:table-cell office:value-type="float" office:value="0.926919" calcext:value-type="float">
            <text:p>0.926919</text:p>
          </table:table-cell>
          <table:table-cell office:value-type="float" office:value="0.930851" calcext:value-type="float">
            <text:p>0.930851</text:p>
          </table:table-cell>
          <table:table-cell office:value-type="float" office:value="0.941897" calcext:value-type="float">
            <text:p>0.941897</text:p>
          </table:table-cell>
          <table:table-cell office:value-type="float" office:value="0.941937" calcext:value-type="float">
            <text:p>0.94193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731918" calcext:value-type="float">
            <text:p>0.731918</text:p>
          </table:table-cell>
          <table:table-cell office:value-type="float" office:value="0.844864" calcext:value-type="float">
            <text:p>0.844864</text:p>
          </table:table-cell>
          <table:table-cell office:value-type="float" office:value="0.896751" calcext:value-type="float">
            <text:p>0.896751</text:p>
          </table:table-cell>
          <table:table-cell office:value-type="float" office:value="0.770702" calcext:value-type="float">
            <text:p>0.770702</text:p>
          </table:table-cell>
          <table:table-cell office:value-type="float" office:value="0.868973" calcext:value-type="float">
            <text:p>0.868973</text:p>
          </table:table-cell>
          <table:table-cell office:value-type="float" office:value="0.904612" calcext:value-type="float">
            <text:p>0.904612</text:p>
          </table:table-cell>
          <table:table-cell office:value-type="float" office:value="0.927411" calcext:value-type="float">
            <text:p>0.927411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31342" calcext:value-type="float">
            <text:p>0.931342</text:p>
          </table:table-cell>
          <table:table-cell office:value-type="float" office:value="0.930818" calcext:value-type="float">
            <text:p>0.930818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19287" calcext:value-type="float">
            <text:p>0.919287</text:p>
          </table:table-cell>
          <table:table-cell office:value-type="float" office:value="0.925839" calcext:value-type="float">
            <text:p>0.925839</text:p>
          </table:table-cell>
          <table:table-cell office:value-type="float" office:value="0.934224" calcext:value-type="float">
            <text:p>0.934224</text:p>
          </table:table-cell>
          <table:table-cell office:value-type="float" office:value="0.926625" calcext:value-type="float">
            <text:p>0.926625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0.941824" calcext:value-type="float">
            <text:p>0.941824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15434" calcext:value-type="float">
            <text:p>0.715434</text:p>
          </table:table-cell>
          <table:table-cell office:value-type="float" office:value="0.839193" calcext:value-type="float">
            <text:p>0.839193</text:p>
          </table:table-cell>
          <table:table-cell office:value-type="float" office:value="0.895517" calcext:value-type="float">
            <text:p>0.895517</text:p>
          </table:table-cell>
          <table:table-cell office:value-type="float" office:value="0.757037" calcext:value-type="float">
            <text:p>0.757037</text:p>
          </table:table-cell>
          <table:table-cell office:value-type="float" office:value="0.863427" calcext:value-type="float">
            <text:p>0.863427</text:p>
          </table:table-cell>
          <table:table-cell office:value-type="float" office:value="0.907535" calcext:value-type="float">
            <text:p>0.907535</text:p>
          </table:table-cell>
          <table:table-cell office:value-type="float" office:value="0.928291" calcext:value-type="float">
            <text:p>0.928291</text:p>
          </table:table-cell>
          <table:table-cell office:value-type="float" office:value="0.933055" calcext:value-type="float">
            <text:p>0.933055</text:p>
          </table:table-cell>
          <table:table-cell office:value-type="float" office:value="0.934503" calcext:value-type="float">
            <text:p>0.934503</text:p>
          </table:table-cell>
          <table:table-cell office:value-type="float" office:value="0.933404" calcext:value-type="float">
            <text:p>0.933404</text:p>
          </table:table-cell>
          <table:table-cell office:value-type="float" office:value="0.931631" calcext:value-type="float">
            <text:p>0.931631</text:p>
          </table:table-cell>
          <table:table-cell office:value-type="float" office:value="0.921573" calcext:value-type="float">
            <text:p>0.921573</text:p>
          </table:table-cell>
          <table:table-cell office:value-type="float" office:value="0.927674" calcext:value-type="float">
            <text:p>0.927674</text:p>
          </table:table-cell>
          <table:table-cell office:value-type="float" office:value="0.936567" calcext:value-type="float">
            <text:p>0.936567</text:p>
          </table:table-cell>
          <table:table-cell office:value-type="float" office:value="0.928104" calcext:value-type="float">
            <text:p>0.928104</text:p>
          </table:table-cell>
          <table:table-cell office:value-type="float" office:value="0.932792" calcext:value-type="float">
            <text:p>0.932792</text:p>
          </table:table-cell>
          <table:table-cell office:value-type="float" office:value="0.943504" calcext:value-type="float">
            <text:p>0.943504</text:p>
          </table:table-cell>
          <table:table-cell office:value-type="float" office:value="0.942429" calcext:value-type="float">
            <text:p>0.942429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723629" calcext:value-type="float">
            <text:p>0.723629</text:p>
          </table:table-cell>
          <table:table-cell office:value-type="float" office:value="0.842023" calcext:value-type="float">
            <text:p>0.842023</text:p>
          </table:table-cell>
          <table:table-cell office:value-type="float" office:value="0.896134" calcext:value-type="float">
            <text:p>0.896134</text:p>
          </table:table-cell>
          <table:table-cell office:value-type="float" office:value="0.763839" calcext:value-type="float">
            <text:p>0.763839</text:p>
          </table:table-cell>
          <table:table-cell office:value-type="float" office:value="0.866195" calcext:value-type="float">
            <text:p>0.866195</text:p>
          </table:table-cell>
          <table:table-cell office:value-type="float" office:value="0.906072" calcext:value-type="float">
            <text:p>0.906072</text:p>
          </table:table-cell>
          <table:table-cell office:value-type="float" office:value="0.927851" calcext:value-type="float">
            <text:p>0.927851</text:p>
          </table:table-cell>
          <table:table-cell office:value-type="float" office:value="0.931542" calcext:value-type="float">
            <text:p>0.931542</text:p>
          </table:table-cell>
          <table:table-cell office:value-type="float" office:value="0.932921" calcext:value-type="float">
            <text:p>0.932921</text:p>
          </table:table-cell>
          <table:table-cell office:value-type="float" office:value="0.93211" calcext:value-type="float">
            <text:p>0.93211</text:p>
          </table:table-cell>
          <table:table-cell office:value-type="float" office:value="0.930568" calcext:value-type="float">
            <text:p>0.930568</text:p>
          </table:table-cell>
          <table:table-cell office:value-type="float" office:value="0.920429" calcext:value-type="float">
            <text:p>0.920429</text:p>
          </table:table-cell>
          <table:table-cell office:value-type="float" office:value="0.926756" calcext:value-type="float">
            <text:p>0.926756</text:p>
          </table:table-cell>
          <table:table-cell office:value-type="float" office:value="0.935395" calcext:value-type="float">
            <text:p>0.935395</text:p>
          </table:table-cell>
          <table:table-cell office:value-type="float" office:value="0.927364" calcext:value-type="float">
            <text:p>0.927364</text:p>
          </table:table-cell>
          <table:table-cell office:value-type="float" office:value="0.931542" calcext:value-type="float">
            <text:p>0.931542</text:p>
          </table:table-cell>
          <table:table-cell office:value-type="float" office:value="0.942533" calcext:value-type="float">
            <text:p>0.942533</text:p>
          </table:table-cell>
          <table:table-cell office:value-type="float" office:value="0.942126" calcext:value-type="float">
            <text:p>0.942126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1918" calcext:value-type="float">
            <text:p>0.731918</text:p>
          </table:table-cell>
          <table:table-cell office:value-type="float" office:value="0.844864" calcext:value-type="float">
            <text:p>0.844864</text:p>
          </table:table-cell>
          <table:table-cell office:value-type="float" office:value="0.896751" calcext:value-type="float">
            <text:p>0.896751</text:p>
          </table:table-cell>
          <table:table-cell office:value-type="float" office:value="0.770702" calcext:value-type="float">
            <text:p>0.770702</text:p>
          </table:table-cell>
          <table:table-cell office:value-type="float" office:value="0.868973" calcext:value-type="float">
            <text:p>0.868973</text:p>
          </table:table-cell>
          <table:table-cell office:value-type="float" office:value="0.904612" calcext:value-type="float">
            <text:p>0.904612</text:p>
          </table:table-cell>
          <table:table-cell office:value-type="float" office:value="0.927411" calcext:value-type="float">
            <text:p>0.927411</text:p>
          </table:table-cell>
          <table:table-cell office:value-type="float" office:value="0.930031" calcext:value-type="float">
            <text:p>0.930031</text:p>
          </table:table-cell>
          <table:table-cell office:value-type="float" office:value="0.931342" calcext:value-type="float">
            <text:p>0.931342</text:p>
          </table:table-cell>
          <table:table-cell office:value-type="float" office:value="0.930818" calcext:value-type="float">
            <text:p>0.930818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19287" calcext:value-type="float">
            <text:p>0.919287</text:p>
          </table:table-cell>
          <table:table-cell office:value-type="float" office:value="0.925839" calcext:value-type="float">
            <text:p>0.925839</text:p>
          </table:table-cell>
          <table:table-cell office:value-type="float" office:value="0.934224" calcext:value-type="float">
            <text:p>0.934224</text:p>
          </table:table-cell>
          <table:table-cell office:value-type="float" office:value="0.926625" calcext:value-type="float">
            <text:p>0.926625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0.941824" calcext:value-type="float">
            <text:p>0.94182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.574S</text:p>
          </table:table-cell>
          <table:table-cell table:formula="of:=MAX([.B81:.B86])" office:value-type="float" office:value="0.733684" calcext:value-type="float">
            <text:p>0.733684</text:p>
          </table:table-cell>
          <table:table-cell table:formula="of:=MAX([.C81:.C86])" office:value-type="float" office:value="0.844995" calcext:value-type="float">
            <text:p>0.844995</text:p>
          </table:table-cell>
          <table:table-cell table:formula="of:=MAX([.D81:.D86])" office:value-type="float" office:value="0.896764" calcext:value-type="float">
            <text:p>0.896764</text:p>
          </table:table-cell>
          <table:table-cell table:formula="of:=MAX([.E81:.E86])" office:value-type="float" office:value="0.772231" calcext:value-type="float">
            <text:p>0.772231</text:p>
          </table:table-cell>
          <table:table-cell table:formula="of:=MAX([.F81:.F86])" office:value-type="float" office:value="0.869227" calcext:value-type="float">
            <text:p>0.869227</text:p>
          </table:table-cell>
          <table:table-cell table:formula="of:=MAX([.G81:.G86])" office:value-type="float" office:value="0.907535" calcext:value-type="float">
            <text:p>0.907535</text:p>
          </table:table-cell>
          <table:table-cell table:formula="of:=MAX([.H81:.H86])" office:value-type="float" office:value="0.928291" calcext:value-type="float">
            <text:p>0.928291</text:p>
          </table:table-cell>
          <table:table-cell table:formula="of:=MAX([.I81:.I86])" office:value-type="float" office:value="0.933055" calcext:value-type="float">
            <text:p>0.933055</text:p>
          </table:table-cell>
          <table:table-cell table:formula="of:=MAX([.J81:.J86])" office:value-type="float" office:value="0.934503" calcext:value-type="float">
            <text:p>0.934503</text:p>
          </table:table-cell>
          <table:table-cell table:formula="of:=MAX([.K81:.K86])" office:value-type="float" office:value="0.933404" calcext:value-type="float">
            <text:p>0.933404</text:p>
          </table:table-cell>
          <table:table-cell table:formula="of:=MAX([.L81:.L86])" office:value-type="float" office:value="0.931631" calcext:value-type="float">
            <text:p>0.931631</text:p>
          </table:table-cell>
          <table:table-cell table:formula="of:=MAX([.M81:.M86])" office:value-type="float" office:value="0.921573" calcext:value-type="float">
            <text:p>0.921573</text:p>
          </table:table-cell>
          <table:table-cell table:formula="of:=MAX([.N81:.N86])" office:value-type="float" office:value="0.927674" calcext:value-type="float">
            <text:p>0.927674</text:p>
          </table:table-cell>
          <table:table-cell table:formula="of:=MAX([.O81:.O86])" office:value-type="float" office:value="0.936567" calcext:value-type="float">
            <text:p>0.936567</text:p>
          </table:table-cell>
          <table:table-cell table:formula="of:=MAX([.P81:.P86])" office:value-type="float" office:value="0.928104" calcext:value-type="float">
            <text:p>0.928104</text:p>
          </table:table-cell>
          <table:table-cell table:formula="of:=MAX([.Q81:.Q86])" office:value-type="float" office:value="0.932792" calcext:value-type="float">
            <text:p>0.932792</text:p>
          </table:table-cell>
          <table:table-cell table:formula="of:=MAX([.R81:.R86])" office:value-type="float" office:value="0.943504" calcext:value-type="float">
            <text:p>0.943504</text:p>
          </table:table-cell>
          <table:table-cell table:formula="of:=MAX([.S81:.S86])" office:value-type="float" office:value="0.942429" calcext:value-type="float">
            <text:p>0.942429</text:p>
          </table:table-cell>
        </table:table-row>
        <table:table-row table:style-name="ro1">
          <table:table-cell/>
          <table:table-cell table:formula="of:=LOOKUP(MAX([.B88:.S88]);[.B88:.S88];[.$B$8:.$S$8])" office:value-type="string" office:string-value="parts: 5, ngram: 2, alpha: 11, " calcext:value-type="string">
            <text:p>parts: 5, ngram: 2, alpha: 11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ITALYPOWERDEMAND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24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ITALYPOWERDEMAND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13869" calcext:value-type="float">
            <text:p>0.813869</text:p>
          </table:table-cell>
          <table:table-cell office:value-type="float" office:value="0.864051" calcext:value-type="float">
            <text:p>0.864051</text:p>
          </table:table-cell>
          <table:table-cell office:value-type="float" office:value="0.841545" calcext:value-type="float">
            <text:p>0.841545</text:p>
          </table:table-cell>
          <table:table-cell office:value-type="float" office:value="0.813869" calcext:value-type="float">
            <text:p>0.813869</text:p>
          </table:table-cell>
          <table:table-cell office:value-type="float" office:value="0.855535" calcext:value-type="float">
            <text:p>0.855535</text:p>
          </table:table-cell>
          <table:table-cell office:value-type="float" office:value="0.842457" calcext:value-type="float">
            <text:p>0.842457</text:p>
          </table:table-cell>
          <table:table-cell office:value-type="float" office:value="0.932482" calcext:value-type="float">
            <text:p>0.932482</text:p>
          </table:table-cell>
          <table:table-cell office:value-type="float" office:value="0.923662" calcext:value-type="float">
            <text:p>0.923662</text:p>
          </table:table-cell>
          <table:table-cell office:value-type="float" office:value="0.913321" calcext:value-type="float">
            <text:p>0.913321</text:p>
          </table:table-cell>
          <table:table-cell office:value-type="float" office:value="0.920925" calcext:value-type="float">
            <text:p>0.920925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925487" calcext:value-type="float">
            <text:p>0.925487</text:p>
          </table:table-cell>
          <table:table-cell office:value-type="float" office:value="0.949513" calcext:value-type="float">
            <text:p>0.949513</text:p>
          </table:table-cell>
          <table:table-cell office:value-type="float" office:value="0.941606" calcext:value-type="float">
            <text:p>0.941606</text:p>
          </table:table-cell>
          <table:table-cell office:value-type="float" office:value="0.94708" calcext:value-type="float">
            <text:p>0.94708</text:p>
          </table:table-cell>
          <table:table-cell office:value-type="float" office:value="0.94191" calcext:value-type="float">
            <text:p>0.94191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1302" calcext:value-type="float">
            <text:p>0.94130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14514" calcext:value-type="float">
            <text:p>0.814514</text:p>
          </table:table-cell>
          <table:table-cell office:value-type="float" office:value="0.864139" calcext:value-type="float">
            <text:p>0.864139</text:p>
          </table:table-cell>
          <table:table-cell office:value-type="float" office:value="0.841935" calcext:value-type="float">
            <text:p>0.841935</text:p>
          </table:table-cell>
          <table:table-cell office:value-type="float" office:value="0.813931" calcext:value-type="float">
            <text:p>0.813931</text:p>
          </table:table-cell>
          <table:table-cell office:value-type="float" office:value="0.855588" calcext:value-type="float">
            <text:p>0.855588</text:p>
          </table:table-cell>
          <table:table-cell office:value-type="float" office:value="0.842689" calcext:value-type="float">
            <text:p>0.842689</text:p>
          </table:table-cell>
          <table:table-cell office:value-type="float" office:value="0.932604" calcext:value-type="float">
            <text:p>0.932604</text:p>
          </table:table-cell>
          <table:table-cell office:value-type="float" office:value="0.923864" calcext:value-type="float">
            <text:p>0.923864</text:p>
          </table:table-cell>
          <table:table-cell office:value-type="float" office:value="0.913408" calcext:value-type="float">
            <text:p>0.913408</text:p>
          </table:table-cell>
          <table:table-cell office:value-type="float" office:value="0.921182" calcext:value-type="float">
            <text:p>0.921182</text:p>
          </table:table-cell>
          <table:table-cell office:value-type="float" office:value="0.924324" calcext:value-type="float">
            <text:p>0.924324</text:p>
          </table:table-cell>
          <table:table-cell office:value-type="float" office:value="0.925575" calcext:value-type="float">
            <text:p>0.925575</text:p>
          </table:table-cell>
          <table:table-cell office:value-type="float" office:value="0.949565" calcext:value-type="float">
            <text:p>0.949565</text:p>
          </table:table-cell>
          <table:table-cell office:value-type="float" office:value="0.941619" calcext:value-type="float">
            <text:p>0.941619</text:p>
          </table:table-cell>
          <table:table-cell office:value-type="float" office:value="0.947166" calcext:value-type="float">
            <text:p>0.947166</text:p>
          </table:table-cell>
          <table:table-cell office:value-type="float" office:value="0.941914" calcext:value-type="float">
            <text:p>0.941914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41847" calcext:value-type="float">
            <text:p>0.94184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13869" calcext:value-type="float">
            <text:p>0.813869</text:p>
          </table:table-cell>
          <table:table-cell office:value-type="float" office:value="0.864051" calcext:value-type="float">
            <text:p>0.864051</text:p>
          </table:table-cell>
          <table:table-cell office:value-type="float" office:value="0.841545" calcext:value-type="float">
            <text:p>0.841545</text:p>
          </table:table-cell>
          <table:table-cell office:value-type="float" office:value="0.813869" calcext:value-type="float">
            <text:p>0.813869</text:p>
          </table:table-cell>
          <table:table-cell office:value-type="float" office:value="0.855535" calcext:value-type="float">
            <text:p>0.855535</text:p>
          </table:table-cell>
          <table:table-cell office:value-type="float" office:value="0.842457" calcext:value-type="float">
            <text:p>0.842457</text:p>
          </table:table-cell>
          <table:table-cell office:value-type="float" office:value="0.932482" calcext:value-type="float">
            <text:p>0.932482</text:p>
          </table:table-cell>
          <table:table-cell office:value-type="float" office:value="0.923662" calcext:value-type="float">
            <text:p>0.923662</text:p>
          </table:table-cell>
          <table:table-cell office:value-type="float" office:value="0.913321" calcext:value-type="float">
            <text:p>0.913321</text:p>
          </table:table-cell>
          <table:table-cell office:value-type="float" office:value="0.920925" calcext:value-type="float">
            <text:p>0.920925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925487" calcext:value-type="float">
            <text:p>0.925487</text:p>
          </table:table-cell>
          <table:table-cell office:value-type="float" office:value="0.949513" calcext:value-type="float">
            <text:p>0.949513</text:p>
          </table:table-cell>
          <table:table-cell office:value-type="float" office:value="0.941606" calcext:value-type="float">
            <text:p>0.941606</text:p>
          </table:table-cell>
          <table:table-cell office:value-type="float" office:value="0.94708" calcext:value-type="float">
            <text:p>0.94708</text:p>
          </table:table-cell>
          <table:table-cell office:value-type="float" office:value="0.94191" calcext:value-type="float">
            <text:p>0.94191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1302" calcext:value-type="float">
            <text:p>0.94130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13983" calcext:value-type="float">
            <text:p>0.813983</text:p>
          </table:table-cell>
          <table:table-cell office:value-type="float" office:value="0.864011" calcext:value-type="float">
            <text:p>0.864011</text:p>
          </table:table-cell>
          <table:table-cell office:value-type="float" office:value="0.841456" calcext:value-type="float">
            <text:p>0.841456</text:p>
          </table:table-cell>
          <table:table-cell office:value-type="float" office:value="0.813901" calcext:value-type="float">
            <text:p>0.813901</text:p>
          </table:table-cell>
          <table:table-cell office:value-type="float" office:value="0.855509" calcext:value-type="float">
            <text:p>0.855509</text:p>
          </table:table-cell>
          <table:table-cell office:value-type="float" office:value="0.84239" calcext:value-type="float">
            <text:p>0.84239</text:p>
          </table:table-cell>
          <table:table-cell office:value-type="float" office:value="0.932523" calcext:value-type="float">
            <text:p>0.932523</text:p>
          </table:table-cell>
          <table:table-cell office:value-type="float" office:value="0.923713" calcext:value-type="float">
            <text:p>0.923713</text:p>
          </table:table-cell>
          <table:table-cell office:value-type="float" office:value="0.913355" calcext:value-type="float">
            <text:p>0.913355</text:p>
          </table:table-cell>
          <table:table-cell office:value-type="float" office:value="0.920986" calcext:value-type="float">
            <text:p>0.920986</text:p>
          </table:table-cell>
          <table:table-cell office:value-type="float" office:value="0.924297" calcext:value-type="float">
            <text:p>0.924297</text:p>
          </table:table-cell>
          <table:table-cell office:value-type="float" office:value="0.925516" calcext:value-type="float">
            <text:p>0.925516</text:p>
          </table:table-cell>
          <table:table-cell office:value-type="float" office:value="0.94954" calcext:value-type="float">
            <text:p>0.94954</text:p>
          </table:table-cell>
          <table:table-cell office:value-type="float" office:value="0.941592" calcext:value-type="float">
            <text:p>0.941592</text:p>
          </table:table-cell>
          <table:table-cell office:value-type="float" office:value="0.947115" calcext:value-type="float">
            <text:p>0.947115</text:p>
          </table:table-cell>
          <table:table-cell office:value-type="float" office:value="0.941906" calcext:value-type="float">
            <text:p>0.941906</text:p>
          </table:table-cell>
          <table:table-cell office:value-type="float" office:value="0.943682" calcext:value-type="float">
            <text:p>0.943682</text:p>
          </table:table-cell>
          <table:table-cell office:value-type="float" office:value="0.941211" calcext:value-type="float">
            <text:p>0.941211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13926" calcext:value-type="float">
            <text:p>0.813926</text:p>
          </table:table-cell>
          <table:table-cell office:value-type="float" office:value="0.864031" calcext:value-type="float">
            <text:p>0.864031</text:p>
          </table:table-cell>
          <table:table-cell office:value-type="float" office:value="0.841501" calcext:value-type="float">
            <text:p>0.841501</text:p>
          </table:table-cell>
          <table:table-cell office:value-type="float" office:value="0.813885" calcext:value-type="float">
            <text:p>0.813885</text:p>
          </table:table-cell>
          <table:table-cell office:value-type="float" office:value="0.855522" calcext:value-type="float">
            <text:p>0.855522</text:p>
          </table:table-cell>
          <table:table-cell office:value-type="float" office:value="0.842424" calcext:value-type="float">
            <text:p>0.842424</text:p>
          </table:table-cell>
          <table:table-cell office:value-type="float" office:value="0.932503" calcext:value-type="float">
            <text:p>0.932503</text:p>
          </table:table-cell>
          <table:table-cell office:value-type="float" office:value="0.923688" calcext:value-type="float">
            <text:p>0.923688</text:p>
          </table:table-cell>
          <table:table-cell office:value-type="float" office:value="0.913338" calcext:value-type="float">
            <text:p>0.913338</text:p>
          </table:table-cell>
          <table:table-cell office:value-type="float" office:value="0.920955" calcext:value-type="float">
            <text:p>0.920955</text:p>
          </table:table-cell>
          <table:table-cell office:value-type="float" office:value="0.924284" calcext:value-type="float">
            <text:p>0.924284</text:p>
          </table:table-cell>
          <table:table-cell office:value-type="float" office:value="0.925501" calcext:value-type="float">
            <text:p>0.925501</text:p>
          </table:table-cell>
          <table:table-cell office:value-type="float" office:value="0.949527" calcext:value-type="float">
            <text:p>0.949527</text:p>
          </table:table-cell>
          <table:table-cell office:value-type="float" office:value="0.941599" calcext:value-type="float">
            <text:p>0.941599</text:p>
          </table:table-cell>
          <table:table-cell office:value-type="float" office:value="0.947098" calcext:value-type="float">
            <text:p>0.947098</text:p>
          </table:table-cell>
          <table:table-cell office:value-type="float" office:value="0.941908" calcext:value-type="float">
            <text:p>0.941908</text:p>
          </table:table-cell>
          <table:table-cell office:value-type="float" office:value="0.943709" calcext:value-type="float">
            <text:p>0.943709</text:p>
          </table:table-cell>
          <table:table-cell office:value-type="float" office:value="0.941257" calcext:value-type="float">
            <text:p>0.94125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13869" calcext:value-type="float">
            <text:p>0.813869</text:p>
          </table:table-cell>
          <table:table-cell office:value-type="float" office:value="0.864051" calcext:value-type="float">
            <text:p>0.864051</text:p>
          </table:table-cell>
          <table:table-cell office:value-type="float" office:value="0.841545" calcext:value-type="float">
            <text:p>0.841545</text:p>
          </table:table-cell>
          <table:table-cell office:value-type="float" office:value="0.813869" calcext:value-type="float">
            <text:p>0.813869</text:p>
          </table:table-cell>
          <table:table-cell office:value-type="float" office:value="0.855535" calcext:value-type="float">
            <text:p>0.855535</text:p>
          </table:table-cell>
          <table:table-cell office:value-type="float" office:value="0.842457" calcext:value-type="float">
            <text:p>0.842457</text:p>
          </table:table-cell>
          <table:table-cell office:value-type="float" office:value="0.932482" calcext:value-type="float">
            <text:p>0.932482</text:p>
          </table:table-cell>
          <table:table-cell office:value-type="float" office:value="0.923662" calcext:value-type="float">
            <text:p>0.923662</text:p>
          </table:table-cell>
          <table:table-cell office:value-type="float" office:value="0.913321" calcext:value-type="float">
            <text:p>0.913321</text:p>
          </table:table-cell>
          <table:table-cell office:value-type="float" office:value="0.920925" calcext:value-type="float">
            <text:p>0.920925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925487" calcext:value-type="float">
            <text:p>0.925487</text:p>
          </table:table-cell>
          <table:table-cell office:value-type="float" office:value="0.949513" calcext:value-type="float">
            <text:p>0.949513</text:p>
          </table:table-cell>
          <table:table-cell office:value-type="float" office:value="0.941606" calcext:value-type="float">
            <text:p>0.941606</text:p>
          </table:table-cell>
          <table:table-cell office:value-type="float" office:value="0.94708" calcext:value-type="float">
            <text:p>0.94708</text:p>
          </table:table-cell>
          <table:table-cell office:value-type="float" office:value="0.94191" calcext:value-type="float">
            <text:p>0.94191</text:p>
          </table:table-cell>
          <table:table-cell office:value-type="float" office:value="0.943735" calcext:value-type="float">
            <text:p>0.943735</text:p>
          </table:table-cell>
          <table:table-cell office:value-type="float" office:value="0.941302" calcext:value-type="float">
            <text:p>0.94130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842S</text:p>
          </table:table-cell>
          <table:table-cell table:formula="of:=MAX([.B99:.B104])" office:value-type="float" office:value="0.814514" calcext:value-type="float">
            <text:p>0.814514</text:p>
          </table:table-cell>
          <table:table-cell table:formula="of:=MAX([.C99:.C104])" office:value-type="float" office:value="0.864139" calcext:value-type="float">
            <text:p>0.864139</text:p>
          </table:table-cell>
          <table:table-cell table:formula="of:=MAX([.D99:.D104])" office:value-type="float" office:value="0.841935" calcext:value-type="float">
            <text:p>0.841935</text:p>
          </table:table-cell>
          <table:table-cell table:formula="of:=MAX([.E99:.E104])" office:value-type="float" office:value="0.813931" calcext:value-type="float">
            <text:p>0.813931</text:p>
          </table:table-cell>
          <table:table-cell table:formula="of:=MAX([.F99:.F104])" office:value-type="float" office:value="0.855588" calcext:value-type="float">
            <text:p>0.855588</text:p>
          </table:table-cell>
          <table:table-cell table:formula="of:=MAX([.G99:.G104])" office:value-type="float" office:value="0.842689" calcext:value-type="float">
            <text:p>0.842689</text:p>
          </table:table-cell>
          <table:table-cell table:formula="of:=MAX([.H99:.H104])" office:value-type="float" office:value="0.932604" calcext:value-type="float">
            <text:p>0.932604</text:p>
          </table:table-cell>
          <table:table-cell table:formula="of:=MAX([.I99:.I104])" office:value-type="float" office:value="0.923864" calcext:value-type="float">
            <text:p>0.923864</text:p>
          </table:table-cell>
          <table:table-cell table:formula="of:=MAX([.J99:.J104])" office:value-type="float" office:value="0.913408" calcext:value-type="float">
            <text:p>0.913408</text:p>
          </table:table-cell>
          <table:table-cell table:formula="of:=MAX([.K99:.K104])" office:value-type="float" office:value="0.921182" calcext:value-type="float">
            <text:p>0.921182</text:p>
          </table:table-cell>
          <table:table-cell table:formula="of:=MAX([.L99:.L104])" office:value-type="float" office:value="0.924324" calcext:value-type="float">
            <text:p>0.924324</text:p>
          </table:table-cell>
          <table:table-cell table:formula="of:=MAX([.M99:.M104])" office:value-type="float" office:value="0.925575" calcext:value-type="float">
            <text:p>0.925575</text:p>
          </table:table-cell>
          <table:table-cell table:formula="of:=MAX([.N99:.N104])" office:value-type="float" office:value="0.949565" calcext:value-type="float">
            <text:p>0.949565</text:p>
          </table:table-cell>
          <table:table-cell table:formula="of:=MAX([.O99:.O104])" office:value-type="float" office:value="0.941619" calcext:value-type="float">
            <text:p>0.941619</text:p>
          </table:table-cell>
          <table:table-cell table:formula="of:=MAX([.P99:.P104])" office:value-type="float" office:value="0.947166" calcext:value-type="float">
            <text:p>0.947166</text:p>
          </table:table-cell>
          <table:table-cell table:formula="of:=MAX([.Q99:.Q104])" office:value-type="float" office:value="0.941914" calcext:value-type="float">
            <text:p>0.941914</text:p>
          </table:table-cell>
          <table:table-cell table:formula="of:=MAX([.R99:.R104])" office:value-type="float" office:value="0.94392" calcext:value-type="float">
            <text:p>0.94392</text:p>
          </table:table-cell>
          <table:table-cell table:formula="of:=MAX([.S99:.S104])" office:value-type="float" office:value="0.941847" calcext:value-type="float">
            <text:p>0.941847</text:p>
          </table:table-cell>
        </table:table-row>
        <table:table-row table:style-name="ro1">
          <table:table-cell/>
          <table:table-cell table:formula="of:=LOOKUP(MAX([.B106:.S106]);[.B106:.S106];[.$B$8:.$S$8])" office:value-type="string" office:string-value="parts: 5, ngram: 3, alpha: 3, " calcext:value-type="string">
            <text:p>parts: 5, ngram: 3, alpha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CHLORINECONCENTRATIO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166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CHLORINECONCENTRATIO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4001" calcext:value-type="float">
            <text:p>0.74001</text:p>
          </table:table-cell>
          <table:table-cell office:value-type="float" office:value="0.749142" calcext:value-type="float">
            <text:p>0.749142</text:p>
          </table:table-cell>
          <table:table-cell office:value-type="float" office:value="0.769729" calcext:value-type="float">
            <text:p>0.769729</text:p>
          </table:table-cell>
          <table:table-cell office:value-type="float" office:value="0.749039" calcext:value-type="float">
            <text:p>0.749039</text:p>
          </table:table-cell>
          <table:table-cell office:value-type="float" office:value="0.760493" calcext:value-type="float">
            <text:p>0.760493</text:p>
          </table:table-cell>
          <table:table-cell office:value-type="float" office:value="0.782937" calcext:value-type="float">
            <text:p>0.782937</text:p>
          </table:table-cell>
          <table:table-cell office:value-type="float" office:value="0.752702" calcext:value-type="float">
            <text:p>0.752702</text:p>
          </table:table-cell>
          <table:table-cell office:value-type="float" office:value="0.789851" calcext:value-type="float">
            <text:p>0.789851</text:p>
          </table:table-cell>
          <table:table-cell office:value-type="float" office:value="0.765962" calcext:value-type="float">
            <text:p>0.765962</text:p>
          </table:table-cell>
          <table:table-cell office:value-type="float" office:value="0.793256" calcext:value-type="float">
            <text:p>0.793256</text:p>
          </table:table-cell>
          <table:table-cell office:value-type="float" office:value="0.763073" calcext:value-type="float">
            <text:p>0.763073</text:p>
          </table:table-cell>
          <table:table-cell office:value-type="float" office:value="0.764208" calcext:value-type="float">
            <text:p>0.764208</text:p>
          </table:table-cell>
          <table:table-cell office:value-type="float" office:value="0.759513" calcext:value-type="float">
            <text:p>0.759513</text:p>
          </table:table-cell>
          <table:table-cell office:value-type="float" office:value="0.764569" calcext:value-type="float">
            <text:p>0.764569</text:p>
          </table:table-cell>
          <table:table-cell office:value-type="float" office:value="0.756985" calcext:value-type="float">
            <text:p>0.756985</text:p>
          </table:table-cell>
          <table:table-cell office:value-type="float" office:value="0.763228" calcext:value-type="float">
            <text:p>0.763228</text:p>
          </table:table-cell>
          <table:table-cell office:value-type="float" office:value="0.787684" calcext:value-type="float">
            <text:p>0.787684</text:p>
          </table:table-cell>
          <table:table-cell office:value-type="float" office:value="0.788561" calcext:value-type="float">
            <text:p>0.78856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61465" calcext:value-type="float">
            <text:p>0.61465</text:p>
          </table:table-cell>
          <table:table-cell office:value-type="float" office:value="0.634107" calcext:value-type="float">
            <text:p>0.634107</text:p>
          </table:table-cell>
          <table:table-cell office:value-type="float" office:value="0.672702" calcext:value-type="float">
            <text:p>0.672702</text:p>
          </table:table-cell>
          <table:table-cell office:value-type="float" office:value="0.627597" calcext:value-type="float">
            <text:p>0.627597</text:p>
          </table:table-cell>
          <table:table-cell office:value-type="float" office:value="0.652937" calcext:value-type="float">
            <text:p>0.652937</text:p>
          </table:table-cell>
          <table:table-cell office:value-type="float" office:value="0.697794" calcext:value-type="float">
            <text:p>0.697794</text:p>
          </table:table-cell>
          <table:table-cell office:value-type="float" office:value="0.631149" calcext:value-type="float">
            <text:p>0.631149</text:p>
          </table:table-cell>
          <table:table-cell office:value-type="float" office:value="0.70245" calcext:value-type="float">
            <text:p>0.70245</text:p>
          </table:table-cell>
          <table:table-cell office:value-type="float" office:value="0.657515" calcext:value-type="float">
            <text:p>0.657515</text:p>
          </table:table-cell>
          <table:table-cell office:value-type="float" office:value="0.710607" calcext:value-type="float">
            <text:p>0.710607</text:p>
          </table:table-cell>
          <table:table-cell office:value-type="float" office:value="0.657218" calcext:value-type="float">
            <text:p>0.657218</text:p>
          </table:table-cell>
          <table:table-cell office:value-type="float" office:value="0.651991" calcext:value-type="float">
            <text:p>0.651991</text:p>
          </table:table-cell>
          <table:table-cell office:value-type="float" office:value="0.642686" calcext:value-type="float">
            <text:p>0.642686</text:p>
          </table:table-cell>
          <table:table-cell office:value-type="float" office:value="0.656575" calcext:value-type="float">
            <text:p>0.656575</text:p>
          </table:table-cell>
          <table:table-cell office:value-type="float" office:value="0.640793" calcext:value-type="float">
            <text:p>0.640793</text:p>
          </table:table-cell>
          <table:table-cell office:value-type="float" office:value="0.654931" calcext:value-type="float">
            <text:p>0.654931</text:p>
          </table:table-cell>
          <table:table-cell office:value-type="float" office:value="0.699449" calcext:value-type="float">
            <text:p>0.699449</text:p>
          </table:table-cell>
          <table:table-cell office:value-type="float" office:value="0.704103" calcext:value-type="float">
            <text:p>0.70410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610015" calcext:value-type="float">
            <text:p>0.610015</text:p>
          </table:table-cell>
          <table:table-cell office:value-type="float" office:value="0.623713" calcext:value-type="float">
            <text:p>0.623713</text:p>
          </table:table-cell>
          <table:table-cell office:value-type="float" office:value="0.654593" calcext:value-type="float">
            <text:p>0.654593</text:p>
          </table:table-cell>
          <table:table-cell office:value-type="float" office:value="0.623559" calcext:value-type="float">
            <text:p>0.623559</text:p>
          </table:table-cell>
          <table:table-cell office:value-type="float" office:value="0.64074" calcext:value-type="float">
            <text:p>0.64074</text:p>
          </table:table-cell>
          <table:table-cell office:value-type="float" office:value="0.674406" calcext:value-type="float">
            <text:p>0.674406</text:p>
          </table:table-cell>
          <table:table-cell office:value-type="float" office:value="0.629053" calcext:value-type="float">
            <text:p>0.629053</text:p>
          </table:table-cell>
          <table:table-cell office:value-type="float" office:value="0.684777" calcext:value-type="float">
            <text:p>0.684777</text:p>
          </table:table-cell>
          <table:table-cell office:value-type="float" office:value="0.648944" calcext:value-type="float">
            <text:p>0.648944</text:p>
          </table:table-cell>
          <table:table-cell office:value-type="float" office:value="0.689885" calcext:value-type="float">
            <text:p>0.689885</text:p>
          </table:table-cell>
          <table:table-cell office:value-type="float" office:value="0.64461" calcext:value-type="float">
            <text:p>0.64461</text:p>
          </table:table-cell>
          <table:table-cell office:value-type="float" office:value="0.646312" calcext:value-type="float">
            <text:p>0.646312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46854" calcext:value-type="float">
            <text:p>0.646854</text:p>
          </table:table-cell>
          <table:table-cell office:value-type="float" office:value="0.635477" calcext:value-type="float">
            <text:p>0.635477</text:p>
          </table:table-cell>
          <table:table-cell office:value-type="float" office:value="0.644842" calcext:value-type="float">
            <text:p>0.644842</text:p>
          </table:table-cell>
          <table:table-cell office:value-type="float" office:value="0.681526" calcext:value-type="float">
            <text:p>0.681526</text:p>
          </table:table-cell>
          <table:table-cell office:value-type="float" office:value="0.682842" calcext:value-type="float">
            <text:p>0.68284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9.132S</text:p>
          </table:table-cell>
          <table:table-cell table:formula="of:=MAX([.B118:.B123])" office:value-type="float" office:value="0.74001" calcext:value-type="float">
            <text:p>0.74001</text:p>
          </table:table-cell>
          <table:table-cell table:formula="of:=MAX([.C118:.C123])" office:value-type="float" office:value="0.749142" calcext:value-type="float">
            <text:p>0.749142</text:p>
          </table:table-cell>
          <table:table-cell table:formula="of:=MAX([.D118:.D123])" office:value-type="float" office:value="0.769729" calcext:value-type="float">
            <text:p>0.769729</text:p>
          </table:table-cell>
          <table:table-cell table:formula="of:=MAX([.E118:.E123])" office:value-type="float" office:value="0.749039" calcext:value-type="float">
            <text:p>0.749039</text:p>
          </table:table-cell>
          <table:table-cell table:formula="of:=MAX([.F118:.F123])" office:value-type="float" office:value="0.760493" calcext:value-type="float">
            <text:p>0.760493</text:p>
          </table:table-cell>
          <table:table-cell table:formula="of:=MAX([.G118:.G123])" office:value-type="float" office:value="0.782937" calcext:value-type="float">
            <text:p>0.782937</text:p>
          </table:table-cell>
          <table:table-cell table:formula="of:=MAX([.H118:.H123])" office:value-type="float" office:value="0.752702" calcext:value-type="float">
            <text:p>0.752702</text:p>
          </table:table-cell>
          <table:table-cell table:formula="of:=MAX([.I118:.I123])" office:value-type="float" office:value="0.789851" calcext:value-type="float">
            <text:p>0.789851</text:p>
          </table:table-cell>
          <table:table-cell table:formula="of:=MAX([.J118:.J123])" office:value-type="float" office:value="0.765962" calcext:value-type="float">
            <text:p>0.765962</text:p>
          </table:table-cell>
          <table:table-cell table:formula="of:=MAX([.K118:.K123])" office:value-type="float" office:value="0.793256" calcext:value-type="float">
            <text:p>0.793256</text:p>
          </table:table-cell>
          <table:table-cell table:formula="of:=MAX([.L118:.L123])" office:value-type="float" office:value="0.763073" calcext:value-type="float">
            <text:p>0.763073</text:p>
          </table:table-cell>
          <table:table-cell table:formula="of:=MAX([.M118:.M123])" office:value-type="float" office:value="0.764208" calcext:value-type="float">
            <text:p>0.764208</text:p>
          </table:table-cell>
          <table:table-cell table:formula="of:=MAX([.N118:.N123])" office:value-type="float" office:value="0.759513" calcext:value-type="float">
            <text:p>0.759513</text:p>
          </table:table-cell>
          <table:table-cell table:formula="of:=MAX([.O118:.O123])" office:value-type="float" office:value="0.764569" calcext:value-type="float">
            <text:p>0.764569</text:p>
          </table:table-cell>
          <table:table-cell table:formula="of:=MAX([.P118:.P123])" office:value-type="float" office:value="0.756985" calcext:value-type="float">
            <text:p>0.756985</text:p>
          </table:table-cell>
          <table:table-cell table:formula="of:=MAX([.Q118:.Q123])" office:value-type="float" office:value="0.763228" calcext:value-type="float">
            <text:p>0.763228</text:p>
          </table:table-cell>
          <table:table-cell table:formula="of:=MAX([.R118:.R123])" office:value-type="float" office:value="0.787684" calcext:value-type="float">
            <text:p>0.787684</text:p>
          </table:table-cell>
          <table:table-cell table:formula="of:=MAX([.S118:.S123])" office:value-type="float" office:value="0.788561" calcext:value-type="float">
            <text:p>0.788561</text:p>
          </table:table-cell>
        </table:table-row>
        <table:table-row table:style-name="ro1">
          <table:table-cell/>
          <table:table-cell table:formula="of:=LOOKUP(MAX([.B125:.S125]);[.B125:.S125];[.$B$8:.$S$8])" office:value-type="string" office:string-value="parts: 3, ngram: 3, alpha: 11, " calcext:value-type="string">
            <text:p>parts: 3, ngram: 3, alpha: 11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TWOPATTERN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128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TWOPATTERN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771333" calcext:value-type="float">
            <text:p>0.771333</text:p>
          </table:table-cell>
          <table:table-cell office:value-type="float" office:value="0.814267" calcext:value-type="float">
            <text:p>0.814267</text:p>
          </table:table-cell>
          <table:table-cell office:value-type="float" office:value="0.805667" calcext:value-type="float">
            <text:p>0.805667</text:p>
          </table:table-cell>
          <table:table-cell office:value-type="float" office:value="0.8692" calcext:value-type="float">
            <text:p>0.8692</text:p>
          </table:table-cell>
          <table:table-cell office:value-type="float" office:value="0.863733" calcext:value-type="float">
            <text:p>0.863733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76267" calcext:value-type="float">
            <text:p>0.876267</text:p>
          </table:table-cell>
          <table:table-cell office:value-type="float" office:value="0.921667" calcext:value-type="float">
            <text:p>0.921667</text:p>
          </table:table-cell>
          <table:table-cell office:value-type="float" office:value="0.972" calcext:value-type="float">
            <text:p>0.972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908267" calcext:value-type="float">
            <text:p>0.908267</text:p>
          </table:table-cell>
          <table:table-cell office:value-type="float" office:value="0.969133" calcext:value-type="float">
            <text:p>0.969133</text:p>
          </table:table-cell>
          <table:table-cell office:value-type="float" office:value="0.976467" calcext:value-type="float">
            <text:p>0.976467</text:p>
          </table:table-cell>
          <table:table-cell office:value-type="float" office:value="0.971367" calcext:value-type="float">
            <text:p>0.971367</text:p>
          </table:table-cell>
          <table:table-cell office:value-type="float" office:value="0.930967" calcext:value-type="float">
            <text:p>0.930967</text:p>
          </table:table-cell>
          <table:table-cell office:value-type="float" office:value="0.949333" calcext:value-type="float">
            <text:p>0.949333</text:p>
          </table:table-cell>
          <table:table-cell office:value-type="float" office:value="0.914333" calcext:value-type="float">
            <text:p>0.914333</text:p>
          </table:table-cell>
          <table:table-cell office:value-type="float" office:value="0.9202" calcext:value-type="float">
            <text:p>0.920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28237" calcext:value-type="float">
            <text:p>0.528237</text:p>
          </table:table-cell>
          <table:table-cell office:value-type="float" office:value="0.617998" calcext:value-type="float">
            <text:p>0.617998</text:p>
          </table:table-cell>
          <table:table-cell office:value-type="float" office:value="0.598853" calcext:value-type="float">
            <text:p>0.598853</text:p>
          </table:table-cell>
          <table:table-cell office:value-type="float" office:value="0.736733" calcext:value-type="float">
            <text:p>0.736733</text:p>
          </table:table-cell>
          <table:table-cell office:value-type="float" office:value="0.731921" calcext:value-type="float">
            <text:p>0.731921</text:p>
          </table:table-cell>
          <table:table-cell office:value-type="float" office:value="0.706168" calcext:value-type="float">
            <text:p>0.706168</text:p>
          </table:table-cell>
          <table:table-cell office:value-type="float" office:value="0.752895" calcext:value-type="float">
            <text:p>0.752895</text:p>
          </table:table-cell>
          <table:table-cell office:value-type="float" office:value="0.843584" calcext:value-type="float">
            <text:p>0.843584</text:p>
          </table:table-cell>
          <table:table-cell office:value-type="float" office:value="0.944329" calcext:value-type="float">
            <text:p>0.944329</text:p>
          </table:table-cell>
          <table:table-cell office:value-type="float" office:value="0.911742" calcext:value-type="float">
            <text:p>0.911742</text:p>
          </table:table-cell>
          <table:table-cell office:value-type="float" office:value="0.817103" calcext:value-type="float">
            <text:p>0.817103</text:p>
          </table:table-cell>
          <table:table-cell office:value-type="float" office:value="0.938298" calcext:value-type="float">
            <text:p>0.938298</text:p>
          </table:table-cell>
          <table:table-cell office:value-type="float" office:value="0.952959" calcext:value-type="float">
            <text:p>0.952959</text:p>
          </table:table-cell>
          <table:table-cell office:value-type="float" office:value="0.943337" calcext:value-type="float">
            <text:p>0.943337</text:p>
          </table:table-cell>
          <table:table-cell office:value-type="float" office:value="0.862357" calcext:value-type="float">
            <text:p>0.862357</text:p>
          </table:table-cell>
          <table:table-cell office:value-type="float" office:value="0.89928" calcext:value-type="float">
            <text:p>0.89928</text:p>
          </table:table-cell>
          <table:table-cell office:value-type="float" office:value="0.831073" calcext:value-type="float">
            <text:p>0.831073</text:p>
          </table:table-cell>
          <table:table-cell office:value-type="float" office:value="0.842117" calcext:value-type="float">
            <text:p>0.84211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42667" calcext:value-type="float">
            <text:p>0.542667</text:p>
          </table:table-cell>
          <table:table-cell office:value-type="float" office:value="0.628533" calcext:value-type="float">
            <text:p>0.628533</text:p>
          </table:table-cell>
          <table:table-cell office:value-type="float" office:value="0.611333" calcext:value-type="float">
            <text:p>0.611333</text:p>
          </table:table-cell>
          <table:table-cell office:value-type="float" office:value="0.7384" calcext:value-type="float">
            <text:p>0.7384</text:p>
          </table:table-cell>
          <table:table-cell office:value-type="float" office:value="0.727467" calcext:value-type="float">
            <text:p>0.727467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752533" calcext:value-type="float">
            <text:p>0.752533</text:p>
          </table:table-cell>
          <table:table-cell office:value-type="float" office:value="0.843333" calcext:value-type="float">
            <text:p>0.843333</text:p>
          </table:table-cell>
          <table:table-cell office:value-type="float" office:value="0.944" calcext:value-type="float">
            <text:p>0.944</text:p>
          </table:table-cell>
          <table:table-cell office:value-type="float" office:value="0.9108" calcext:value-type="float">
            <text:p>0.9108</text:p>
          </table:table-cell>
          <table:table-cell office:value-type="float" office:value="0.816533" calcext:value-type="float">
            <text:p>0.816533</text:p>
          </table:table-cell>
          <table:table-cell office:value-type="float" office:value="0.938267" calcext:value-type="float">
            <text:p>0.938267</text:p>
          </table:table-cell>
          <table:table-cell office:value-type="float" office:value="0.952933" calcext:value-type="float">
            <text:p>0.952933</text:p>
          </table:table-cell>
          <table:table-cell office:value-type="float" office:value="0.942733" calcext:value-type="float">
            <text:p>0.942733</text:p>
          </table:table-cell>
          <table:table-cell office:value-type="float" office:value="0.861933" calcext:value-type="float">
            <text:p>0.861933</text:p>
          </table:table-cell>
          <table:table-cell office:value-type="float" office:value="0.898667" calcext:value-type="float">
            <text:p>0.898667</text:p>
          </table:table-cell>
          <table:table-cell office:value-type="float" office:value="0.828667" calcext:value-type="float">
            <text:p>0.828667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0.656S</text:p>
          </table:table-cell>
          <table:table-cell table:formula="of:=MAX([.B138:.B143])" office:value-type="float" office:value="0.771333" calcext:value-type="float">
            <text:p>0.771333</text:p>
          </table:table-cell>
          <table:table-cell table:formula="of:=MAX([.C138:.C143])" office:value-type="float" office:value="0.814267" calcext:value-type="float">
            <text:p>0.814267</text:p>
          </table:table-cell>
          <table:table-cell table:formula="of:=MAX([.D138:.D143])" office:value-type="float" office:value="0.805667" calcext:value-type="float">
            <text:p>0.805667</text:p>
          </table:table-cell>
          <table:table-cell table:formula="of:=MAX([.E138:.E143])" office:value-type="float" office:value="0.8692" calcext:value-type="float">
            <text:p>0.8692</text:p>
          </table:table-cell>
          <table:table-cell table:formula="of:=MAX([.F138:.F143])" office:value-type="float" office:value="0.863733" calcext:value-type="float">
            <text:p>0.863733</text:p>
          </table:table-cell>
          <table:table-cell table:formula="of:=MAX([.G138:.G143])" office:value-type="float" office:value="0.8537" calcext:value-type="float">
            <text:p>0.8537</text:p>
          </table:table-cell>
          <table:table-cell table:formula="of:=MAX([.H138:.H143])" office:value-type="float" office:value="0.876267" calcext:value-type="float">
            <text:p>0.876267</text:p>
          </table:table-cell>
          <table:table-cell table:formula="of:=MAX([.I138:.I143])" office:value-type="float" office:value="0.921667" calcext:value-type="float">
            <text:p>0.921667</text:p>
          </table:table-cell>
          <table:table-cell table:formula="of:=MAX([.J138:.J143])" office:value-type="float" office:value="0.972" calcext:value-type="float">
            <text:p>0.972</text:p>
          </table:table-cell>
          <table:table-cell table:formula="of:=MAX([.K138:.K143])" office:value-type="float" office:value="0.9554" calcext:value-type="float">
            <text:p>0.9554</text:p>
          </table:table-cell>
          <table:table-cell table:formula="of:=MAX([.L138:.L143])" office:value-type="float" office:value="0.908267" calcext:value-type="float">
            <text:p>0.908267</text:p>
          </table:table-cell>
          <table:table-cell table:formula="of:=MAX([.M138:.M143])" office:value-type="float" office:value="0.969133" calcext:value-type="float">
            <text:p>0.969133</text:p>
          </table:table-cell>
          <table:table-cell table:formula="of:=MAX([.N138:.N143])" office:value-type="float" office:value="0.976467" calcext:value-type="float">
            <text:p>0.976467</text:p>
          </table:table-cell>
          <table:table-cell table:formula="of:=MAX([.O138:.O143])" office:value-type="float" office:value="0.971367" calcext:value-type="float">
            <text:p>0.971367</text:p>
          </table:table-cell>
          <table:table-cell table:formula="of:=MAX([.P138:.P143])" office:value-type="float" office:value="0.930967" calcext:value-type="float">
            <text:p>0.930967</text:p>
          </table:table-cell>
          <table:table-cell table:formula="of:=MAX([.Q138:.Q143])" office:value-type="float" office:value="0.949333" calcext:value-type="float">
            <text:p>0.949333</text:p>
          </table:table-cell>
          <table:table-cell table:formula="of:=MAX([.R138:.R143])" office:value-type="float" office:value="0.914333" calcext:value-type="float">
            <text:p>0.914333</text:p>
          </table:table-cell>
          <table:table-cell table:formula="of:=MAX([.S138:.S143])" office:value-type="float" office:value="0.9202" calcext:value-type="float">
            <text:p>0.9202</text:p>
          </table:table-cell>
        </table:table-row>
        <table:table-row table:style-name="ro1">
          <table:table-cell/>
          <table:table-cell table:formula="of:=LOOKUP(MAX([.B145:.S145]);[.B145:.S145];[.$B$8:.$S$8])" office:value-type="string" office:string-value="parts: 5, ngram: 3, alpha: 3, " calcext:value-type="string">
            <text:p>parts: 5, ngram: 3, alpha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WAFER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152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WAFER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5941" calcext:value-type="float">
            <text:p>0.965941</text:p>
          </table:table-cell>
          <table:table-cell office:value-type="float" office:value="0.975479" calcext:value-type="float">
            <text:p>0.975479</text:p>
          </table:table-cell>
          <table:table-cell office:value-type="float" office:value="0.97171" calcext:value-type="float">
            <text:p>0.97171</text:p>
          </table:table-cell>
          <table:table-cell office:value-type="float" office:value="0.976922" calcext:value-type="float">
            <text:p>0.976922</text:p>
          </table:table-cell>
          <table:table-cell office:value-type="float" office:value="0.975851" calcext:value-type="float">
            <text:p>0.975851</text:p>
          </table:table-cell>
          <table:table-cell office:value-type="float" office:value="0.966639" calcext:value-type="float">
            <text:p>0.966639</text:p>
          </table:table-cell>
          <table:table-cell office:value-type="float" office:value="0.993905" calcext:value-type="float">
            <text:p>0.993905</text:p>
          </table:table-cell>
          <table:table-cell office:value-type="float" office:value="0.985716" calcext:value-type="float">
            <text:p>0.985716</text:p>
          </table:table-cell>
          <table:table-cell office:value-type="float" office:value="0.990787" calcext:value-type="float">
            <text:p>0.990787</text:p>
          </table:table-cell>
          <table:table-cell office:value-type="float" office:value="0.988507" calcext:value-type="float">
            <text:p>0.988507</text:p>
          </table:table-cell>
          <table:table-cell office:value-type="float" office:value="0.990694" calcext:value-type="float">
            <text:p>0.990694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83715" calcext:value-type="float">
            <text:p>0.983715</text:p>
          </table:table-cell>
          <table:table-cell office:value-type="float" office:value="0.983482" calcext:value-type="float">
            <text:p>0.983482</text:p>
          </table:table-cell>
          <table:table-cell office:value-type="float" office:value="0.985064" calcext:value-type="float">
            <text:p>0.985064</text:p>
          </table:table-cell>
          <table:table-cell office:value-type="float" office:value="0.983854" calcext:value-type="float">
            <text:p>0.983854</text:p>
          </table:table-cell>
          <table:table-cell office:value-type="float" office:value="0.980225" calcext:value-type="float">
            <text:p>0.980225</text:p>
          </table:table-cell>
          <table:table-cell office:value-type="float" office:value="0.981016" calcext:value-type="float">
            <text:p>0.98101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5498" calcext:value-type="float">
            <text:p>0.965498</text:p>
          </table:table-cell>
          <table:table-cell office:value-type="float" office:value="0.975199" calcext:value-type="float">
            <text:p>0.975199</text:p>
          </table:table-cell>
          <table:table-cell office:value-type="float" office:value="0.971328" calcext:value-type="float">
            <text:p>0.971328</text:p>
          </table:table-cell>
          <table:table-cell office:value-type="float" office:value="0.976679" calcext:value-type="float">
            <text:p>0.976679</text:p>
          </table:table-cell>
          <table:table-cell office:value-type="float" office:value="0.97558" calcext:value-type="float">
            <text:p>0.97558</text:p>
          </table:table-cell>
          <table:table-cell office:value-type="float" office:value="0.966089" calcext:value-type="float">
            <text:p>0.966089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985663" calcext:value-type="float">
            <text:p>0.985663</text:p>
          </table:table-cell>
          <table:table-cell office:value-type="float" office:value="0.990755" calcext:value-type="float">
            <text:p>0.990755</text:p>
          </table:table-cell>
          <table:table-cell office:value-type="float" office:value="0.98846" calcext:value-type="float">
            <text:p>0.98846</text:p>
          </table:table-cell>
          <table:table-cell office:value-type="float" office:value="0.990662" calcext:value-type="float">
            <text:p>0.990662</text:p>
          </table:table-cell>
          <table:table-cell office:value-type="float" office:value="0.994125" calcext:value-type="float">
            <text:p>0.994125</text:p>
          </table:table-cell>
          <table:table-cell office:value-type="float" office:value="0.983618" calcext:value-type="float">
            <text:p>0.983618</text:p>
          </table:table-cell>
          <table:table-cell office:value-type="float" office:value="0.983363" calcext:value-type="float">
            <text:p>0.983363</text:p>
          </table:table-cell>
          <table:table-cell office:value-type="float" office:value="0.984974" calcext:value-type="float">
            <text:p>0.984974</text:p>
          </table:table-cell>
          <table:table-cell office:value-type="float" office:value="0.983745" calcext:value-type="float">
            <text:p>0.983745</text:p>
          </table:table-cell>
          <table:table-cell office:value-type="float" office:value="0.980149" calcext:value-type="float">
            <text:p>0.980149</text:p>
          </table:table-cell>
          <table:table-cell office:value-type="float" office:value="0.980921" calcext:value-type="float">
            <text:p>0.980921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5941" calcext:value-type="float">
            <text:p>0.965941</text:p>
          </table:table-cell>
          <table:table-cell office:value-type="float" office:value="0.975479" calcext:value-type="float">
            <text:p>0.975479</text:p>
          </table:table-cell>
          <table:table-cell office:value-type="float" office:value="0.97171" calcext:value-type="float">
            <text:p>0.97171</text:p>
          </table:table-cell>
          <table:table-cell office:value-type="float" office:value="0.976922" calcext:value-type="float">
            <text:p>0.976922</text:p>
          </table:table-cell>
          <table:table-cell office:value-type="float" office:value="0.975851" calcext:value-type="float">
            <text:p>0.975851</text:p>
          </table:table-cell>
          <table:table-cell office:value-type="float" office:value="0.966639" calcext:value-type="float">
            <text:p>0.966639</text:p>
          </table:table-cell>
          <table:table-cell office:value-type="float" office:value="0.993905" calcext:value-type="float">
            <text:p>0.993905</text:p>
          </table:table-cell>
          <table:table-cell office:value-type="float" office:value="0.985716" calcext:value-type="float">
            <text:p>0.985716</text:p>
          </table:table-cell>
          <table:table-cell office:value-type="float" office:value="0.990787" calcext:value-type="float">
            <text:p>0.990787</text:p>
          </table:table-cell>
          <table:table-cell office:value-type="float" office:value="0.988507" calcext:value-type="float">
            <text:p>0.988507</text:p>
          </table:table-cell>
          <table:table-cell office:value-type="float" office:value="0.990694" calcext:value-type="float">
            <text:p>0.990694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83715" calcext:value-type="float">
            <text:p>0.983715</text:p>
          </table:table-cell>
          <table:table-cell office:value-type="float" office:value="0.983482" calcext:value-type="float">
            <text:p>0.983482</text:p>
          </table:table-cell>
          <table:table-cell office:value-type="float" office:value="0.985064" calcext:value-type="float">
            <text:p>0.985064</text:p>
          </table:table-cell>
          <table:table-cell office:value-type="float" office:value="0.983854" calcext:value-type="float">
            <text:p>0.983854</text:p>
          </table:table-cell>
          <table:table-cell office:value-type="float" office:value="0.980225" calcext:value-type="float">
            <text:p>0.980225</text:p>
          </table:table-cell>
          <table:table-cell office:value-type="float" office:value="0.981016" calcext:value-type="float">
            <text:p>0.98101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763178" calcext:value-type="float">
            <text:p>0.763178</text:p>
          </table:table-cell>
          <table:table-cell office:value-type="float" office:value="0.854491" calcext:value-type="float">
            <text:p>0.854491</text:p>
          </table:table-cell>
          <table:table-cell office:value-type="float" office:value="0.824754" calcext:value-type="float">
            <text:p>0.824754</text:p>
          </table:table-cell>
          <table:table-cell office:value-type="float" office:value="0.855434" calcext:value-type="float">
            <text:p>0.855434</text:p>
          </table:table-cell>
          <table:table-cell office:value-type="float" office:value="0.851838" calcext:value-type="float">
            <text:p>0.851838</text:p>
          </table:table-cell>
          <table:table-cell office:value-type="float" office:value="0.791008" calcext:value-type="float">
            <text:p>0.791008</text:p>
          </table:table-cell>
          <table:table-cell office:value-type="float" office:value="0.966517" calcext:value-type="float">
            <text:p>0.966517</text:p>
          </table:table-cell>
          <table:table-cell office:value-type="float" office:value="0.899258" calcext:value-type="float">
            <text:p>0.899258</text:p>
          </table:table-cell>
          <table:table-cell office:value-type="float" office:value="0.940326" calcext:value-type="float">
            <text:p>0.940326</text:p>
          </table:table-cell>
          <table:table-cell office:value-type="float" office:value="0.923483" calcext:value-type="float">
            <text:p>0.923483</text:p>
          </table:table-cell>
          <table:table-cell office:value-type="float" office:value="0.939159" calcext:value-type="float">
            <text:p>0.939159</text:p>
          </table:table-cell>
          <table:table-cell office:value-type="float" office:value="0.968857" calcext:value-type="float">
            <text:p>0.968857</text:p>
          </table:table-cell>
          <table:table-cell office:value-type="float" office:value="0.890927" calcext:value-type="float">
            <text:p>0.890927</text:p>
          </table:table-cell>
          <table:table-cell office:value-type="float" office:value="0.896679" calcext:value-type="float">
            <text:p>0.896679</text:p>
          </table:table-cell>
          <table:table-cell office:value-type="float" office:value="0.903419" calcext:value-type="float">
            <text:p>0.903419</text:p>
          </table:table-cell>
          <table:table-cell office:value-type="float" office:value="0.897109" calcext:value-type="float">
            <text:p>0.897109</text:p>
          </table:table-cell>
          <table:table-cell office:value-type="float" office:value="0.856212" calcext:value-type="float">
            <text:p>0.856212</text:p>
          </table:table-cell>
          <table:table-cell office:value-type="float" office:value="0.865556" calcext:value-type="float">
            <text:p>0.86555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58589" calcext:value-type="float">
            <text:p>0.858589</text:p>
          </table:table-cell>
          <table:table-cell office:value-type="float" office:value="0.912979" calcext:value-type="float">
            <text:p>0.912979</text:p>
          </table:table-cell>
          <table:table-cell office:value-type="float" office:value="0.895222" calcext:value-type="float">
            <text:p>0.895222</text:p>
          </table:table-cell>
          <table:table-cell office:value-type="float" office:value="0.914158" calcext:value-type="float">
            <text:p>0.914158</text:p>
          </table:table-cell>
          <table:table-cell office:value-type="float" office:value="0.911734" calcext:value-type="float">
            <text:p>0.911734</text:p>
          </table:table-cell>
          <table:table-cell office:value-type="float" office:value="0.874424" calcext:value-type="float">
            <text:p>0.874424</text:p>
          </table:table-cell>
          <table:table-cell office:value-type="float" office:value="0.980115" calcext:value-type="float">
            <text:p>0.980115</text:p>
          </table:table-cell>
          <table:table-cell office:value-type="float" office:value="0.941491" calcext:value-type="float">
            <text:p>0.941491</text:p>
          </table:table-cell>
          <table:table-cell office:value-type="float" office:value="0.965226" calcext:value-type="float">
            <text:p>0.965226</text:p>
          </table:table-cell>
          <table:table-cell office:value-type="float" office:value="0.955442" calcext:value-type="float">
            <text:p>0.955442</text:p>
          </table:table-cell>
          <table:table-cell office:value-type="float" office:value="0.964582" calcext:value-type="float">
            <text:p>0.964582</text:p>
          </table:table-cell>
          <table:table-cell office:value-type="float" office:value="0.981416" calcext:value-type="float">
            <text:p>0.981416</text:p>
          </table:table-cell>
          <table:table-cell office:value-type="float" office:value="0.936171" calcext:value-type="float">
            <text:p>0.936171</text:p>
          </table:table-cell>
          <table:table-cell office:value-type="float" office:value="0.939078" calcext:value-type="float">
            <text:p>0.939078</text:p>
          </table:table-cell>
          <table:table-cell office:value-type="float" office:value="0.943358" calcext:value-type="float">
            <text:p>0.943358</text:p>
          </table:table-cell>
          <table:table-cell office:value-type="float" office:value="0.939479" calcext:value-type="float">
            <text:p>0.939479</text:p>
          </table:table-cell>
          <table:table-cell office:value-type="float" office:value="0.916119" calcext:value-type="float">
            <text:p>0.916119</text:p>
          </table:table-cell>
          <table:table-cell office:value-type="float" office:value="0.921477" calcext:value-type="float">
            <text:p>0.92147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5941" calcext:value-type="float">
            <text:p>0.965941</text:p>
          </table:table-cell>
          <table:table-cell office:value-type="float" office:value="0.975479" calcext:value-type="float">
            <text:p>0.975479</text:p>
          </table:table-cell>
          <table:table-cell office:value-type="float" office:value="0.97171" calcext:value-type="float">
            <text:p>0.97171</text:p>
          </table:table-cell>
          <table:table-cell office:value-type="float" office:value="0.976922" calcext:value-type="float">
            <text:p>0.976922</text:p>
          </table:table-cell>
          <table:table-cell office:value-type="float" office:value="0.975851" calcext:value-type="float">
            <text:p>0.975851</text:p>
          </table:table-cell>
          <table:table-cell office:value-type="float" office:value="0.966639" calcext:value-type="float">
            <text:p>0.966639</text:p>
          </table:table-cell>
          <table:table-cell office:value-type="float" office:value="0.993905" calcext:value-type="float">
            <text:p>0.993905</text:p>
          </table:table-cell>
          <table:table-cell office:value-type="float" office:value="0.985716" calcext:value-type="float">
            <text:p>0.985716</text:p>
          </table:table-cell>
          <table:table-cell office:value-type="float" office:value="0.990787" calcext:value-type="float">
            <text:p>0.990787</text:p>
          </table:table-cell>
          <table:table-cell office:value-type="float" office:value="0.988507" calcext:value-type="float">
            <text:p>0.988507</text:p>
          </table:table-cell>
          <table:table-cell office:value-type="float" office:value="0.990694" calcext:value-type="float">
            <text:p>0.990694</text:p>
          </table:table-cell>
          <table:table-cell office:value-type="float" office:value="0.994137" calcext:value-type="float">
            <text:p>0.994137</text:p>
          </table:table-cell>
          <table:table-cell office:value-type="float" office:value="0.983715" calcext:value-type="float">
            <text:p>0.983715</text:p>
          </table:table-cell>
          <table:table-cell office:value-type="float" office:value="0.983482" calcext:value-type="float">
            <text:p>0.983482</text:p>
          </table:table-cell>
          <table:table-cell office:value-type="float" office:value="0.985064" calcext:value-type="float">
            <text:p>0.985064</text:p>
          </table:table-cell>
          <table:table-cell office:value-type="float" office:value="0.983854" calcext:value-type="float">
            <text:p>0.983854</text:p>
          </table:table-cell>
          <table:table-cell office:value-type="float" office:value="0.980225" calcext:value-type="float">
            <text:p>0.980225</text:p>
          </table:table-cell>
          <table:table-cell office:value-type="float" office:value="0.981016" calcext:value-type="float">
            <text:p>0.98101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7.206S</text:p>
          </table:table-cell>
          <table:table-cell table:formula="of:=MAX([.B156:.B161])" office:value-type="float" office:value="0.965941" calcext:value-type="float">
            <text:p>0.965941</text:p>
          </table:table-cell>
          <table:table-cell table:formula="of:=MAX([.C156:.C161])" office:value-type="float" office:value="0.975479" calcext:value-type="float">
            <text:p>0.975479</text:p>
          </table:table-cell>
          <table:table-cell table:formula="of:=MAX([.D156:.D161])" office:value-type="float" office:value="0.97171" calcext:value-type="float">
            <text:p>0.97171</text:p>
          </table:table-cell>
          <table:table-cell table:formula="of:=MAX([.E156:.E161])" office:value-type="float" office:value="0.976922" calcext:value-type="float">
            <text:p>0.976922</text:p>
          </table:table-cell>
          <table:table-cell table:formula="of:=MAX([.F156:.F161])" office:value-type="float" office:value="0.975851" calcext:value-type="float">
            <text:p>0.975851</text:p>
          </table:table-cell>
          <table:table-cell table:formula="of:=MAX([.G156:.G161])" office:value-type="float" office:value="0.966639" calcext:value-type="float">
            <text:p>0.966639</text:p>
          </table:table-cell>
          <table:table-cell table:formula="of:=MAX([.H156:.H161])" office:value-type="float" office:value="0.993905" calcext:value-type="float">
            <text:p>0.993905</text:p>
          </table:table-cell>
          <table:table-cell table:formula="of:=MAX([.I156:.I161])" office:value-type="float" office:value="0.985716" calcext:value-type="float">
            <text:p>0.985716</text:p>
          </table:table-cell>
          <table:table-cell table:formula="of:=MAX([.J156:.J161])" office:value-type="float" office:value="0.990787" calcext:value-type="float">
            <text:p>0.990787</text:p>
          </table:table-cell>
          <table:table-cell table:formula="of:=MAX([.K156:.K161])" office:value-type="float" office:value="0.988507" calcext:value-type="float">
            <text:p>0.988507</text:p>
          </table:table-cell>
          <table:table-cell table:formula="of:=MAX([.L156:.L161])" office:value-type="float" office:value="0.990694" calcext:value-type="float">
            <text:p>0.990694</text:p>
          </table:table-cell>
          <table:table-cell table:formula="of:=MAX([.M156:.M161])" office:value-type="float" office:value="0.994137" calcext:value-type="float">
            <text:p>0.994137</text:p>
          </table:table-cell>
          <table:table-cell table:formula="of:=MAX([.N156:.N161])" office:value-type="float" office:value="0.983715" calcext:value-type="float">
            <text:p>0.983715</text:p>
          </table:table-cell>
          <table:table-cell table:formula="of:=MAX([.O156:.O161])" office:value-type="float" office:value="0.983482" calcext:value-type="float">
            <text:p>0.983482</text:p>
          </table:table-cell>
          <table:table-cell table:formula="of:=MAX([.P156:.P161])" office:value-type="float" office:value="0.985064" calcext:value-type="float">
            <text:p>0.985064</text:p>
          </table:table-cell>
          <table:table-cell table:formula="of:=MAX([.Q156:.Q161])" office:value-type="float" office:value="0.983854" calcext:value-type="float">
            <text:p>0.983854</text:p>
          </table:table-cell>
          <table:table-cell table:formula="of:=MAX([.R156:.R161])" office:value-type="float" office:value="0.980225" calcext:value-type="float">
            <text:p>0.980225</text:p>
          </table:table-cell>
          <table:table-cell table:formula="of:=MAX([.S156:.S161])" office:value-type="float" office:value="0.981016" calcext:value-type="float">
            <text:p>0.981016</text:p>
          </table:table-cell>
        </table:table-row>
        <table:table-row table:style-name="ro1">
          <table:table-cell/>
          <table:table-cell table:formula="of:=LOOKUP(MAX([.B163:.S163]);[.B163:.S163];[.$B$8:.$S$8])" office:value-type="string" office:string-value="parts: 3, ngram: 3, alpha: 3, " calcext:value-type="string">
            <text:p>parts: 3, ngram: 3, alpha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INLINESKATE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1882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INLINESKATE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11429" calcext:value-type="float">
            <text:p>0.811429</text:p>
          </table:table-cell>
          <table:table-cell office:value-type="float" office:value="0.810842" calcext:value-type="float">
            <text:p>0.810842</text:p>
          </table:table-cell>
          <table:table-cell office:value-type="float" office:value="0.824322" calcext:value-type="float">
            <text:p>0.824322</text:p>
          </table:table-cell>
          <table:table-cell office:value-type="float" office:value="0.81685" calcext:value-type="float">
            <text:p>0.81685</text:p>
          </table:table-cell>
          <table:table-cell office:value-type="float" office:value="0.811575" calcext:value-type="float">
            <text:p>0.811575</text:p>
          </table:table-cell>
          <table:table-cell office:value-type="float" office:value="0.812454" calcext:value-type="float">
            <text:p>0.812454</text:p>
          </table:table-cell>
          <table:table-cell office:value-type="float" office:value="0.819341" calcext:value-type="float">
            <text:p>0.819341</text:p>
          </table:table-cell>
          <table:table-cell office:value-type="float" office:value="0.827692" calcext:value-type="float">
            <text:p>0.827692</text:p>
          </table:table-cell>
          <table:table-cell office:value-type="float" office:value="0.832088" calcext:value-type="float">
            <text:p>0.832088</text:p>
          </table:table-cell>
          <table:table-cell office:value-type="float" office:value="0.816117" calcext:value-type="float">
            <text:p>0.816117</text:p>
          </table:table-cell>
          <table:table-cell office:value-type="float" office:value="0.827985" calcext:value-type="float">
            <text:p>0.827985</text:p>
          </table:table-cell>
          <table:table-cell office:value-type="float" office:value="0.821685" calcext:value-type="float">
            <text:p>0.821685</text:p>
          </table:table-cell>
          <table:table-cell office:value-type="float" office:value="0.829304" calcext:value-type="float">
            <text:p>0.829304</text:p>
          </table:table-cell>
          <table:table-cell office:value-type="float" office:value="0.839853" calcext:value-type="float">
            <text:p>0.839853</text:p>
          </table:table-cell>
          <table:table-cell office:value-type="float" office:value="0.822564" calcext:value-type="float">
            <text:p>0.822564</text:p>
          </table:table-cell>
          <table:table-cell office:value-type="float" office:value="0.838095" calcext:value-type="float">
            <text:p>0.838095</text:p>
          </table:table-cell>
          <table:table-cell office:value-type="float" office:value="0.833846" calcext:value-type="float">
            <text:p>0.833846</text:p>
          </table:table-cell>
          <table:table-cell office:value-type="float" office:value="0.830623" calcext:value-type="float">
            <text:p>0.83062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334557" calcext:value-type="float">
            <text:p>0.334557</text:p>
          </table:table-cell>
          <table:table-cell office:value-type="float" office:value="0.340184" calcext:value-type="float">
            <text:p>0.340184</text:p>
          </table:table-cell>
          <table:table-cell office:value-type="float" office:value="0.388672" calcext:value-type="float">
            <text:p>0.388672</text:p>
          </table:table-cell>
          <table:table-cell office:value-type="float" office:value="0.357714" calcext:value-type="float">
            <text:p>0.357714</text:p>
          </table:table-cell>
          <table:table-cell office:value-type="float" office:value="0.343263" calcext:value-type="float">
            <text:p>0.343263</text:p>
          </table:table-cell>
          <table:table-cell office:value-type="float" office:value="0.343287" calcext:value-type="float">
            <text:p>0.343287</text:p>
          </table:table-cell>
          <table:table-cell office:value-type="float" office:value="0.368449" calcext:value-type="float">
            <text:p>0.368449</text:p>
          </table:table-cell>
          <table:table-cell office:value-type="float" office:value="0.397837" calcext:value-type="float">
            <text:p>0.397837</text:p>
          </table:table-cell>
          <table:table-cell office:value-type="float" office:value="0.413909" calcext:value-type="float">
            <text:p>0.413909</text:p>
          </table:table-cell>
          <table:table-cell office:value-type="float" office:value="0.359879" calcext:value-type="float">
            <text:p>0.359879</text:p>
          </table:table-cell>
          <table:table-cell office:value-type="float" office:value="0.399132" calcext:value-type="float">
            <text:p>0.399132</text:p>
          </table:table-cell>
          <table:table-cell office:value-type="float" office:value="0.376723" calcext:value-type="float">
            <text:p>0.376723</text:p>
          </table:table-cell>
          <table:table-cell office:value-type="float" office:value="0.402386" calcext:value-type="float">
            <text:p>0.402386</text:p>
          </table:table-cell>
          <table:table-cell office:value-type="float" office:value="0.440057" calcext:value-type="float">
            <text:p>0.440057</text:p>
          </table:table-cell>
          <table:table-cell office:value-type="float" office:value="0.380208" calcext:value-type="float">
            <text:p>0.380208</text:p>
          </table:table-cell>
          <table:table-cell office:value-type="float" office:value="0.43277" calcext:value-type="float">
            <text:p>0.43277</text:p>
          </table:table-cell>
          <table:table-cell office:value-type="float" office:value="0.420876" calcext:value-type="float">
            <text:p>0.420876</text:p>
          </table:table-cell>
          <table:table-cell office:value-type="float" office:value="0.408229" calcext:value-type="float">
            <text:p>0.40822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34" calcext:value-type="float">
            <text:p>0.34</text:p>
          </table:table-cell>
          <table:table-cell office:value-type="float" office:value="0.337949" calcext:value-type="float">
            <text:p>0.337949</text:p>
          </table:table-cell>
          <table:table-cell office:value-type="float" office:value="0.385128" calcext:value-type="float">
            <text:p>0.385128</text:p>
          </table:table-cell>
          <table:table-cell office:value-type="float" office:value="0.358974" calcext:value-type="float">
            <text:p>0.358974</text:p>
          </table:table-cell>
          <table:table-cell office:value-type="float" office:value="0.340513" calcext:value-type="float">
            <text:p>0.340513</text:p>
          </table:table-cell>
          <table:table-cell office:value-type="float" office:value="0.34359" calcext:value-type="float">
            <text:p>0.34359</text:p>
          </table:table-cell>
          <table:table-cell office:value-type="float" office:value="0.367692" calcext:value-type="float">
            <text:p>0.367692</text:p>
          </table:table-cell>
          <table:table-cell office:value-type="float" office:value="0.396923" calcext:value-type="float">
            <text:p>0.396923</text:p>
          </table:table-cell>
          <table:table-cell office:value-type="float" office:value="0.412308" calcext:value-type="float">
            <text:p>0.412308</text:p>
          </table:table-cell>
          <table:table-cell office:value-type="float" office:value="0.35641" calcext:value-type="float">
            <text:p>0.35641</text:p>
          </table:table-cell>
          <table:table-cell office:value-type="float" office:value="0.397949" calcext:value-type="float">
            <text:p>0.397949</text:p>
          </table:table-cell>
          <table:table-cell office:value-type="float" office:value="0.375897" calcext:value-type="float">
            <text:p>0.375897</text:p>
          </table:table-cell>
          <table:table-cell office:value-type="float" office:value="0.402564" calcext:value-type="float">
            <text:p>0.402564</text:p>
          </table:table-cell>
          <table:table-cell office:value-type="float" office:value="0.439487" calcext:value-type="float">
            <text:p>0.439487</text:p>
          </table:table-cell>
          <table:table-cell office:value-type="float" office:value="0.378974" calcext:value-type="float">
            <text:p>0.378974</text:p>
          </table:table-cell>
          <table:table-cell office:value-type="float" office:value="0.433333" calcext:value-type="float">
            <text:p>0.433333</text:p>
          </table:table-cell>
          <table:table-cell office:value-type="float" office:value="0.418462" calcext:value-type="float">
            <text:p>0.418462</text:p>
          </table:table-cell>
          <table:table-cell office:value-type="float" office:value="0.407179" calcext:value-type="float">
            <text:p>0.40717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3.381S</text:p>
          </table:table-cell>
          <table:table-cell table:formula="of:=MAX([.B179:.B184])" office:value-type="float" office:value="0.811429" calcext:value-type="float">
            <text:p>0.811429</text:p>
          </table:table-cell>
          <table:table-cell table:formula="of:=MAX([.C179:.C184])" office:value-type="float" office:value="0.810842" calcext:value-type="float">
            <text:p>0.810842</text:p>
          </table:table-cell>
          <table:table-cell table:formula="of:=MAX([.D179:.D184])" office:value-type="float" office:value="0.824322" calcext:value-type="float">
            <text:p>0.824322</text:p>
          </table:table-cell>
          <table:table-cell table:formula="of:=MAX([.E179:.E184])" office:value-type="float" office:value="0.81685" calcext:value-type="float">
            <text:p>0.81685</text:p>
          </table:table-cell>
          <table:table-cell table:formula="of:=MAX([.F179:.F184])" office:value-type="float" office:value="0.811575" calcext:value-type="float">
            <text:p>0.811575</text:p>
          </table:table-cell>
          <table:table-cell table:formula="of:=MAX([.G179:.G184])" office:value-type="float" office:value="0.812454" calcext:value-type="float">
            <text:p>0.812454</text:p>
          </table:table-cell>
          <table:table-cell table:formula="of:=MAX([.H179:.H184])" office:value-type="float" office:value="0.819341" calcext:value-type="float">
            <text:p>0.819341</text:p>
          </table:table-cell>
          <table:table-cell table:formula="of:=MAX([.I179:.I184])" office:value-type="float" office:value="0.827692" calcext:value-type="float">
            <text:p>0.827692</text:p>
          </table:table-cell>
          <table:table-cell table:formula="of:=MAX([.J179:.J184])" office:value-type="float" office:value="0.832088" calcext:value-type="float">
            <text:p>0.832088</text:p>
          </table:table-cell>
          <table:table-cell table:formula="of:=MAX([.K179:.K184])" office:value-type="float" office:value="0.816117" calcext:value-type="float">
            <text:p>0.816117</text:p>
          </table:table-cell>
          <table:table-cell table:formula="of:=MAX([.L179:.L184])" office:value-type="float" office:value="0.827985" calcext:value-type="float">
            <text:p>0.827985</text:p>
          </table:table-cell>
          <table:table-cell table:formula="of:=MAX([.M179:.M184])" office:value-type="float" office:value="0.821685" calcext:value-type="float">
            <text:p>0.821685</text:p>
          </table:table-cell>
          <table:table-cell table:formula="of:=MAX([.N179:.N184])" office:value-type="float" office:value="0.829304" calcext:value-type="float">
            <text:p>0.829304</text:p>
          </table:table-cell>
          <table:table-cell table:formula="of:=MAX([.O179:.O184])" office:value-type="float" office:value="0.839853" calcext:value-type="float">
            <text:p>0.839853</text:p>
          </table:table-cell>
          <table:table-cell table:formula="of:=MAX([.P179:.P184])" office:value-type="float" office:value="0.822564" calcext:value-type="float">
            <text:p>0.822564</text:p>
          </table:table-cell>
          <table:table-cell table:formula="of:=MAX([.Q179:.Q184])" office:value-type="float" office:value="0.838095" calcext:value-type="float">
            <text:p>0.838095</text:p>
          </table:table-cell>
          <table:table-cell table:formula="of:=MAX([.R179:.R184])" office:value-type="float" office:value="0.833846" calcext:value-type="float">
            <text:p>0.833846</text:p>
          </table:table-cell>
          <table:table-cell table:formula="of:=MAX([.S179:.S184])" office:value-type="float" office:value="0.830623" calcext:value-type="float">
            <text:p>0.830623</text:p>
          </table:table-cell>
        </table:table-row>
        <table:table-row table:style-name="ro1">
          <table:table-cell/>
          <table:table-cell table:formula="of:=LOOKUP(MAX([.B186:.S186]);[.B186:.S186];[.$B$8:.$S$8])" office:value-type="string" office:string-value="parts: 5, ngram: 3, alpha: 5, " calcext:value-type="string">
            <text:p>parts: 5, ngram: 3, alpha: 5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BAGGING for PATIENT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s 288 elements long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GGING for PATIENT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s: 1, ngram: 2, alpha: 3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97701" calcext:value-type="float">
            <text:p>0.597701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34483" calcext:value-type="float">
            <text:p>0.534483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68966" calcext:value-type="float">
            <text:p>0.568966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25862" calcext:value-type="float">
            <text:p>0.525862</text:p>
          </table:table-cell>
          <table:table-cell office:value-type="float" office:value="0.534483" calcext:value-type="float">
            <text:p>0.534483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557596" calcext:value-type="float">
            <text:p>0.557596</text:p>
          </table:table-cell>
          <table:table-cell office:value-type="float" office:value="0.538398" calcext:value-type="float">
            <text:p>0.538398</text:p>
          </table:table-cell>
          <table:table-cell office:value-type="float" office:value="0.535152" calcext:value-type="float">
            <text:p>0.535152</text:p>
          </table:table-cell>
          <table:table-cell office:value-type="float" office:value="0.577946" calcext:value-type="float">
            <text:p>0.577946</text:p>
          </table:table-cell>
          <table:table-cell office:value-type="float" office:value="0.538663" calcext:value-type="float">
            <text:p>0.538663</text:p>
          </table:table-cell>
          <table:table-cell office:value-type="float" office:value="0.492794" calcext:value-type="float">
            <text:p>0.492794</text:p>
          </table:table-cell>
          <table:table-cell office:value-type="float" office:value="0.595398" calcext:value-type="float">
            <text:p>0.595398</text:p>
          </table:table-cell>
          <table:table-cell office:value-type="float" office:value="0.536366" calcext:value-type="float">
            <text:p>0.536366</text:p>
          </table:table-cell>
          <table:table-cell office:value-type="float" office:value="0.523306" calcext:value-type="float">
            <text:p>0.523306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56396" calcext:value-type="float">
            <text:p>0.56396</text:p>
          </table:table-cell>
          <table:table-cell office:value-type="float" office:value="0.543094" calcext:value-type="float">
            <text:p>0.543094</text:p>
          </table:table-cell>
          <table:table-cell office:value-type="float" office:value="0.521495" calcext:value-type="float">
            <text:p>0.521495</text:p>
          </table:table-cell>
          <table:table-cell office:value-type="float" office:value="0.525399" calcext:value-type="float">
            <text:p>0.525399</text:p>
          </table:table-cell>
          <table:table-cell office:value-type="float" office:value="0.505605" calcext:value-type="float">
            <text:p>0.505605</text:p>
          </table:table-cell>
          <table:table-cell office:value-type="float" office:value="0.489095" calcext:value-type="float">
            <text:p>0.489095</text:p>
          </table:table-cell>
          <table:table-cell office:value-type="float" office:value="0.501111" calcext:value-type="float">
            <text:p>0.501111</text:p>
          </table:table-cell>
          <table:table-cell office:value-type="float" office:value="0.522445" calcext:value-type="float">
            <text:p>0.52244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97701" calcext:value-type="float">
            <text:p>0.597701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34483" calcext:value-type="float">
            <text:p>0.534483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68966" calcext:value-type="float">
            <text:p>0.568966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25862" calcext:value-type="float">
            <text:p>0.525862</text:p>
          </table:table-cell>
          <table:table-cell office:value-type="float" office:value="0.534483" calcext:value-type="float">
            <text:p>0.534483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517928" calcext:value-type="float">
            <text:p>0.517928</text:p>
          </table:table-cell>
          <table:table-cell office:value-type="float" office:value="0.507776" calcext:value-type="float">
            <text:p>0.507776</text:p>
          </table:table-cell>
          <table:table-cell office:value-type="float" office:value="0.495668" calcext:value-type="float">
            <text:p>0.495668</text:p>
          </table:table-cell>
          <table:table-cell office:value-type="float" office:value="0.549756" calcext:value-type="float">
            <text:p>0.549756</text:p>
          </table:table-cell>
          <table:table-cell office:value-type="float" office:value="0.507776" calcext:value-type="float">
            <text:p>0.507776</text:p>
          </table:table-cell>
          <table:table-cell office:value-type="float" office:value="0.443559" calcext:value-type="float">
            <text:p>0.443559</text:p>
          </table:table-cell>
          <table:table-cell office:value-type="float" office:value="0.571731" calcext:value-type="float">
            <text:p>0.571731</text:p>
          </table:table-cell>
          <table:table-cell office:value-type="float" office:value="0.495107" calcext:value-type="float">
            <text:p>0.495107</text:p>
          </table:table-cell>
          <table:table-cell office:value-type="float" office:value="0.472858" calcext:value-type="float">
            <text:p>0.472858</text:p>
          </table:table-cell>
          <table:table-cell office:value-type="float" office:value="0.506666" calcext:value-type="float">
            <text:p>0.506666</text:p>
          </table:table-cell>
          <table:table-cell office:value-type="float" office:value="0.513991" calcext:value-type="float">
            <text:p>0.513991</text:p>
          </table:table-cell>
          <table:table-cell office:value-type="float" office:value="0.508062" calcext:value-type="float">
            <text:p>0.508062</text:p>
          </table:table-cell>
          <table:table-cell office:value-type="float" office:value="0.492841" calcext:value-type="float">
            <text:p>0.492841</text:p>
          </table:table-cell>
          <table:table-cell office:value-type="float" office:value="0.475673" calcext:value-type="float">
            <text:p>0.475673</text:p>
          </table:table-cell>
          <table:table-cell office:value-type="float" office:value="0.474529" calcext:value-type="float">
            <text:p>0.474529</text:p>
          </table:table-cell>
          <table:table-cell office:value-type="float" office:value="0.446649" calcext:value-type="float">
            <text:p>0.446649</text:p>
          </table:table-cell>
          <table:table-cell office:value-type="float" office:value="0.459044" calcext:value-type="float">
            <text:p>0.459044</text:p>
          </table:table-cell>
          <table:table-cell office:value-type="float" office:value="0.450334" calcext:value-type="float">
            <text:p>0.450334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540084" calcext:value-type="float">
            <text:p>0.540084</text:p>
          </table:table-cell>
          <table:table-cell office:value-type="float" office:value="0.525139" calcext:value-type="float">
            <text:p>0.525139</text:p>
          </table:table-cell>
          <table:table-cell office:value-type="float" office:value="0.517458" calcext:value-type="float">
            <text:p>0.517458</text:p>
          </table:table-cell>
          <table:table-cell office:value-type="float" office:value="0.564867" calcext:value-type="float">
            <text:p>0.564867</text:p>
          </table:table-cell>
          <table:table-cell office:value-type="float" office:value="0.52514" calcext:value-type="float">
            <text:p>0.52514</text:p>
          </table:table-cell>
          <table:table-cell office:value-type="float" office:value="0.47628" calcext:value-type="float">
            <text:p>0.47628</text:p>
          </table:table-cell>
          <table:table-cell office:value-type="float" office:value="0.584557" calcext:value-type="float">
            <text:p>0.584557</text:p>
          </table:table-cell>
          <table:table-cell office:value-type="float" office:value="0.518549" calcext:value-type="float">
            <text:p>0.518549</text:p>
          </table:table-cell>
          <table:table-cell office:value-type="float" office:value="0.502726" calcext:value-type="float">
            <text:p>0.502726</text:p>
          </table:table-cell>
          <table:table-cell office:value-type="float" office:value="0.534192" calcext:value-type="float">
            <text:p>0.534192</text:p>
          </table:table-cell>
          <table:table-cell office:value-type="float" office:value="0.540716" calcext:value-type="float">
            <text:p>0.540716</text:p>
          </table:table-cell>
          <table:table-cell office:value-type="float" office:value="0.528054" calcext:value-type="float">
            <text:p>0.528054</text:p>
          </table:table-cell>
          <table:table-cell office:value-type="float" office:value="0.509075" calcext:value-type="float">
            <text:p>0.509075</text:p>
          </table:table-cell>
          <table:table-cell office:value-type="float" office:value="0.504145" calcext:value-type="float">
            <text:p>0.504145</text:p>
          </table:table-cell>
          <table:table-cell office:value-type="float" office:value="0.492628" calcext:value-type="float">
            <text:p>0.492628</text:p>
          </table:table-cell>
          <table:table-cell office:value-type="float" office:value="0.473898" calcext:value-type="float">
            <text:p>0.473898</text:p>
          </table:table-cell>
          <table:table-cell office:value-type="float" office:value="0.484554" calcext:value-type="float">
            <text:p>0.484554</text:p>
          </table:table-cell>
          <table:table-cell office:value-type="float" office:value="0.490605" calcext:value-type="float">
            <text:p>0.49060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4023" calcext:value-type="float">
            <text:p>0.54023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97701" calcext:value-type="float">
            <text:p>0.597701</text:p>
          </table:table-cell>
          <table:table-cell office:value-type="float" office:value="0.543103" calcext:value-type="float">
            <text:p>0.543103</text:p>
          </table:table-cell>
          <table:table-cell office:value-type="float" office:value="0.534483" calcext:value-type="float">
            <text:p>0.534483</text:p>
          </table:table-cell>
          <table:table-cell office:value-type="float" office:value="0.563218" calcext:value-type="float">
            <text:p>0.563218</text:p>
          </table:table-cell>
          <table:table-cell office:value-type="float" office:value="0.568966" calcext:value-type="float">
            <text:p>0.568966</text:p>
          </table:table-cell>
          <table:table-cell office:value-type="float" office:value="0.548851" calcext:value-type="float">
            <text:p>0.548851</text:p>
          </table:table-cell>
          <table:table-cell office:value-type="float" office:value="0.525862" calcext:value-type="float">
            <text:p>0.525862</text:p>
          </table:table-cell>
          <table:table-cell office:value-type="float" office:value="0.534483" calcext:value-type="float">
            <text:p>0.534483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02874" calcext:value-type="float">
            <text:p>0.502874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534483" calcext:value-type="float">
            <text:p>0.53448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2.072S</text:p>
          </table:table-cell>
          <table:table-cell table:formula="of:=MAX([.B196:.B201])" office:value-type="float" office:value="0.563218" calcext:value-type="float">
            <text:p>0.563218</text:p>
          </table:table-cell>
          <table:table-cell table:formula="of:=MAX([.C196:.C201])" office:value-type="float" office:value="0.543103" calcext:value-type="float">
            <text:p>0.543103</text:p>
          </table:table-cell>
          <table:table-cell table:formula="of:=MAX([.D196:.D201])" office:value-type="float" office:value="0.54023" calcext:value-type="float">
            <text:p>0.54023</text:p>
          </table:table-cell>
          <table:table-cell table:formula="of:=MAX([.E196:.E201])" office:value-type="float" office:value="0.58046" calcext:value-type="float">
            <text:p>0.58046</text:p>
          </table:table-cell>
          <table:table-cell table:formula="of:=MAX([.F196:.F201])" office:value-type="float" office:value="0.543103" calcext:value-type="float">
            <text:p>0.543103</text:p>
          </table:table-cell>
          <table:table-cell table:formula="of:=MAX([.G196:.G201])" office:value-type="float" office:value="0.511494" calcext:value-type="float">
            <text:p>0.511494</text:p>
          </table:table-cell>
          <table:table-cell table:formula="of:=MAX([.H196:.H201])" office:value-type="float" office:value="0.597701" calcext:value-type="float">
            <text:p>0.597701</text:p>
          </table:table-cell>
          <table:table-cell table:formula="of:=MAX([.I196:.I201])" office:value-type="float" office:value="0.543103" calcext:value-type="float">
            <text:p>0.543103</text:p>
          </table:table-cell>
          <table:table-cell table:formula="of:=MAX([.J196:.J201])" office:value-type="float" office:value="0.534483" calcext:value-type="float">
            <text:p>0.534483</text:p>
          </table:table-cell>
          <table:table-cell table:formula="of:=MAX([.K196:.K201])" office:value-type="float" office:value="0.563218" calcext:value-type="float">
            <text:p>0.563218</text:p>
          </table:table-cell>
          <table:table-cell table:formula="of:=MAX([.L196:.L201])" office:value-type="float" office:value="0.568966" calcext:value-type="float">
            <text:p>0.568966</text:p>
          </table:table-cell>
          <table:table-cell table:formula="of:=MAX([.M196:.M201])" office:value-type="float" office:value="0.548851" calcext:value-type="float">
            <text:p>0.548851</text:p>
          </table:table-cell>
          <table:table-cell table:formula="of:=MAX([.N196:.N201])" office:value-type="float" office:value="0.525862" calcext:value-type="float">
            <text:p>0.525862</text:p>
          </table:table-cell>
          <table:table-cell table:formula="of:=MAX([.O196:.O201])" office:value-type="float" office:value="0.534483" calcext:value-type="float">
            <text:p>0.534483</text:p>
          </table:table-cell>
          <table:table-cell table:formula="of:=MAX([.P196:.P201])" office:value-type="float" office:value="0.511494" calcext:value-type="float">
            <text:p>0.511494</text:p>
          </table:table-cell>
          <table:table-cell table:formula="of:=MAX([.Q196:.Q201])" office:value-type="float" office:value="0.502874" calcext:value-type="float">
            <text:p>0.502874</text:p>
          </table:table-cell>
          <table:table-cell table:formula="of:=MAX([.R196:.R201])" office:value-type="float" office:value="0.511494" calcext:value-type="float">
            <text:p>0.511494</text:p>
          </table:table-cell>
          <table:table-cell table:formula="of:=MAX([.S196:.S201])" office:value-type="float" office:value="0.534483" calcext:value-type="float">
            <text:p>0.534483</text:p>
          </table:table-cell>
        </table:table-row>
        <table:table-row table:style-name="ro1">
          <table:table-cell/>
          <table:table-cell table:formula="of:=LOOKUP(MAX([.B203:.S203]);[.B203:.S203];[.$B$8:.$S$8])" office:value-type="string" office:string-value="parts: 3, ngram: 2, alpha: 3, " calcext:value-type="string">
            <text:p>parts: 3, ngram: 2, alpha: 3, 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23:48:32.707000000</meta:creation-date>
    <dc:date>2015-10-10T11:24:17.824000000</dc:date>
    <meta:editing-duration>PT1H42M7S</meta:editing-duration>
    <meta:editing-cycles>6</meta:editing-cycles>
    <meta:generator>LibreOffice/4.4.1.2$Windows_x86 LibreOffice_project/45e2de17089c24a1fa810c8f975a7171ba4cd432</meta:generator>
    <meta:document-statistic meta:table-count="1" meta:cell-count="1601" meta:object-count="0"/>
  </office:meta>
</office:document-meta>
</file>